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00%" fo:margin-top="0.635cm" fo:margin-bottom="0.423cm" fo:margin-left="0cm" fo:margin-right="-0.952cm" fo:keep-with-next="always" fo:keep-together="always" fo:orphans="2" fo:widows="2" style:writing-mode="lr-tb">
        <style:tab-stops>
          <style:tab-stop style:type="left" style:leader-style="none" style:position="0cm"/>
        </style:tab-stops>
      </style:paragraph-properties>
    </style:style>
    <style:style style:name="T1_1" style:family="text">
      <style:text-properties fo:color="#000000" style:font-name="Arial" fo:font-size="28pt" style:font-name-asian="Arial" style:font-size-asian="28pt" style:font-name-complex="Arial" style:font-size-complex="28pt" fo:font-weight="normal" style:font-weight-asian="normal" style:font-weight-complex="normal"/>
    </style:style>
    <style:style style:name="T1_2" style:family="text">
      <style:text-properties fo:color="#000000" style:font-name="Arial" fo:font-size="28pt" style:font-name-asian="Arial" style:font-size-asian="28pt" style:font-name-complex="Arial" style:font-size-complex="28pt" fo:font-weight="normal" style:font-weight-asian="normal" style:font-weight-complex="normal"/>
    </style:style>
    <style:style style:name="T1_3" style:family="text">
      <style:text-properties fo:color="#000000" style:font-name="Arial" fo:font-size="28pt" style:font-name-asian="Arial" style:font-size-asian="28pt" style:font-name-complex="Arial" style:font-size-complex="28pt" fo:font-weight="normal" style:font-weight-asian="normal" style:font-weight-complex="normal"/>
    </style:style>
    <style:style style:name="T1_4" style:family="text">
      <style:text-properties fo:color="#000000" style:font-name="Arial" fo:font-size="28pt" style:font-name-asian="Arial" style:font-size-asian="28pt" style:font-name-complex="Arial" style:font-size-complex="28pt" fo:font-weight="normal" style:font-weight-asian="normal" style:font-weight-complex="normal"/>
    </style:style>
    <style:style style:name="T1_5" style:family="text">
      <style:text-properties fo:color="#000000" style:font-name="Arial" fo:font-size="28pt" style:font-name-asian="Arial" style:font-size-asian="28pt" style:font-name-complex="Arial" style:font-size-complex="28pt" fo:font-weight="normal" style:font-weight-asian="normal" style:font-weight-complex="normal"/>
    </style:style>
    <style:style style:name="T1_6" style:family="text">
      <style:text-properties fo:color="#000000" style:font-name="Arial" fo:font-size="28pt" style:font-name-asian="Arial" style:font-size-asian="28pt" style:font-name-complex="Arial" style:font-size-complex="28pt" fo:font-weight="normal" style:font-weight-asian="normal" style:font-weight-complex="normal"/>
    </style:style>
    <style:style style:name="T1_7" style:family="text">
      <style:text-properties fo:color="#000000" style:font-name="Arial" fo:font-size="28pt" style:font-name-asian="Arial" style:font-size-asian="28pt" style:font-name-complex="Arial" style:font-size-complex="28pt" fo:font-weight="normal" style:font-weight-asian="normal" style:font-weight-complex="normal"/>
    </style:style>
    <style:style style:name="P2" style:family="paragraph" style:parent-style-name="Standard">
      <style:paragraph-properties fo:text-align="right" fo:break-before="auto" fo:line-height="100%" fo:margin-top="0cm" fo:orphans="2" fo:widows="2" style:writing-mode="lr-tb"/>
      <style:text-properties style:font-name="Verdana" fo:font-size="20pt" style:font-name-asian="Verdana" style:font-size-asian="20pt" style:font-name-complex="Verdana" style:font-size-complex="20pt" fo:font-weight="bold" style:font-weight-asian="bold" style:font-weight-complex="bold"/>
    </style:style>
    <style:style style:name="P3" style:family="paragraph" style:parent-style-name="Standard">
      <style:paragraph-properties fo:text-align="right" fo:break-before="auto" fo:line-height="100%" fo:margin-top="0cm" fo:orphans="2" fo:widows="2" style:writing-mode="lr-tb"/>
      <style:text-properties fo:color="#000000" style:font-name="Arial" fo:font-size="24pt" style:font-name-asian="Arial" style:font-size-asian="24pt" style:font-name-complex="Arial" style:font-size-complex="24pt" fo:font-weight="normal" style:font-weight-asian="normal" style:font-weight-complex="normal"/>
    </style:style>
    <style:style style:name="P4" style:family="paragraph" style:parent-style-name="Standard">
      <style:paragraph-properties fo:text-align="right" fo:break-before="auto" fo:line-height="100%" fo:margin-top="0.106cm" fo:orphans="2" fo:widows="2" style:writing-mode="lr-tb"/>
    </style:style>
    <style:style style:name="T4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_3" style:family="text">
      <style:text-properties fo:color="#00b05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_4" style:family="text">
      <style:text-properties fo:color="#00b05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_5" style:family="text">
      <style:text-properties fo:color="#00b05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_6" style:family="text">
      <style:text-properties fo:color="#00b05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_7" style:family="text">
      <style:text-properties fo:color="#00b05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_8" style:family="text">
      <style:text-properties fo:color="#00b05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_9" style:family="text">
      <style:text-properties fo:color="#00b05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" style:family="paragraph" style:parent-style-name="Standard">
      <style:paragraph-properties fo:text-align="right" fo:break-before="auto" fo:line-height="100%" fo:margin-top="0.106cm" fo:orphans="2" fo:widows="2" style:writing-mode="lr-tb"/>
    </style:style>
    <style:style style:name="T5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_3" style:family="text">
      <style:text-properties fo:color="#00b05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_4" style:family="text">
      <style:text-properties fo:color="#00b05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_5" style:family="text">
      <style:text-properties fo:color="#00b05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_6" style:family="text">
      <style:text-properties fo:color="#00b05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_7" style:family="text">
      <style:text-properties fo:color="#00b05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_8" style:family="text">
      <style:text-properties fo:color="#00b05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_9" style:family="text">
      <style:text-properties fo:color="#00b05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" style:family="paragraph" style:parent-style-name="Standard">
      <style:paragraph-properties fo:text-align="right" fo:break-before="auto" fo:line-height="100%" fo:margin-top="0.106cm" fo:orphans="2" fo:widows="2" style:writing-mode="lr-tb"/>
    </style:style>
    <style:style style:name="T6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_7" style:family="text">
      <style:text-properties fo:color="#00b05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_8" style:family="text">
      <style:text-properties fo:color="#00b05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_9" style:family="text">
      <style:text-properties fo:color="#00b05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_10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7" style:family="paragraph" style:parent-style-name="Standard">
      <style:paragraph-properties fo:text-align="right" fo:break-before="auto" fo:line-height="100%" fo:margin-top="0.106cm" fo:orphans="2" fo:widows="2" style:writing-mode="lr-tb"/>
    </style:style>
    <style:style style:name="T7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7" style:family="text">
      <style:text-properties fo:color="#00b05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8" style:family="text">
      <style:text-properties fo:color="#00b05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9" style:family="text">
      <style:text-properties fo:color="#00b05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10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8" style:family="paragraph" style:parent-style-name="Standard">
      <style:paragraph-properties fo:text-align="right" fo:break-before="auto" fo:line-height="100%" fo:margin-top="0.106cm" fo:orphans="2" fo:widows="2" style:writing-mode="lr-tb"/>
    </style:style>
    <style:style style:name="T8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_8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_9" style:family="text">
      <style:text-properties fo:color="#00b05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_10" style:family="text">
      <style:text-properties fo:color="#00b05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8_11" style:family="text">
      <style:text-properties fo:color="#00b05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9" style:family="paragraph" style:parent-style-name="Standard">
      <style:paragraph-properties fo:text-align="right" fo:break-before="auto" fo:line-height="100%" fo:margin-top="0.106cm" fo:orphans="2" fo:widows="2" style:writing-mode="lr-tb"/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10" style:family="paragraph" style:parent-style-name="Standard">
      <style:paragraph-properties fo:text-align="justify" fo:break-before="auto" fo:line-height="100%" fo:margin-top="0.106cm" fo:margin-bottom="0.106cm" fo:orphans="2" fo:widows="2" style:writing-mode="lr-tb"/>
      <style:text-properties fo:color="#000000"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fo:line-height="100%" fo:margin-top="0cm" fo:margin-bottom="0cm" fo:orphans="2" fo:widows="2" style:writing-mode="lr-tb"/>
    </style:style>
    <style:style style:name="T11_1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1_2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1_3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1_4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1_5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able1" style:family="table">
      <style:table-properties table:align="left" style:width="16.081cm" fo:margin-left="-0.19cm"/>
    </style:style>
    <style:style style:name="Column1" style:family="table-column">
      <style:table-column-properties style:column-width="2.501cm"/>
    </style:style>
    <style:style style:name="Column2" style:family="table-column">
      <style:table-column-properties style:column-width="1.75cm"/>
    </style:style>
    <style:style style:name="Column3" style:family="table-column">
      <style:table-column-properties style:column-width="7.751cm"/>
    </style:style>
    <style:style style:name="Column4" style:family="table-column">
      <style:table-column-properties style:column-width="4.08cm"/>
    </style:style>
    <style:style style:name="Row1" style:family="table-row"/>
    <style:style style:name="Cell1" style:family="table-cell">
      <style:table-cell-properties fo:background-color="#dfdfdf" style:vertical-align="top" fo:border-top="#000000 0.026cm solid" fo:border-bottom="#000000 0.026cm solid" fo:padding-left="0.19cm" fo:border-left="#000000 0.026cm solid" fo:padding-right="0.19cm" fo:border-right="#000000 0.026cm solid"/>
    </style:style>
    <style:style style:name="P12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" style:family="table-cell">
      <style:table-cell-properties fo:background-color="#dfdfdf" style:vertical-align="top" fo:border-top="#000000 0.026cm solid" fo:border-bottom="#000000 0.026cm solid" fo:padding-left="0.19cm" fo:border-left="#000000 0.026cm solid" fo:padding-right="0.19cm" fo:border-right="#000000 0.026cm solid"/>
    </style:style>
    <style:style style:name="P13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" style:family="table-cell">
      <style:table-cell-properties fo:background-color="#dfdfdf" style:vertical-align="top" fo:border-top="#000000 0.026cm solid" fo:border-bottom="#000000 0.026cm solid" fo:padding-left="0.19cm" fo:border-left="#000000 0.026cm solid" fo:padding-right="0.19cm" fo:border-right="#000000 0.026cm solid"/>
    </style:style>
    <style:style style:name="P14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" style:family="table-cell">
      <style:table-cell-properties fo:background-color="#dfdfdf" style:vertical-align="top" fo:border-top="#000000 0.026cm solid" fo:border-bottom="#000000 0.026cm solid" fo:padding-left="0.19cm" fo:border-left="#000000 0.026cm solid" fo:padding-right="0.19cm" fo:border-right="#000000 0.026cm solid"/>
    </style:style>
    <style:style style:name="P15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fo:background-color="#ffffff" style:vertical-align="top" fo:border-top="#000000 0.026cm solid" fo:border-bottom="#000000 0.026cm solid" fo:padding-left="0.19cm" fo:border-left="#000000 0.026cm solid" fo:padding-right="0.19cm" fo:border-right="#000000 0.026cm solid"/>
    </style:style>
    <style:style style:name="P16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fo:background-color="#ffffff" style:vertical-align="top" fo:border-top="#000000 0.026cm solid" fo:border-bottom="#000000 0.026cm solid" fo:padding-left="0.19cm" fo:border-left="#000000 0.026cm solid" fo:padding-right="0.19cm" fo:border-right="#000000 0.026cm solid"/>
    </style:style>
    <style:style style:name="P17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fo:background-color="#ffffff" style:vertical-align="top" fo:border-top="#000000 0.026cm solid" fo:border-bottom="#000000 0.026cm solid" fo:padding-left="0.19cm" fo:border-left="#000000 0.026cm solid" fo:padding-right="0.19cm" fo:border-right="#000000 0.026cm solid"/>
    </style:style>
    <style:style style:name="P18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fo:background-color="#ffffff" style:vertical-align="top" fo:border-top="#000000 0.026cm solid" fo:border-bottom="#000000 0.026cm solid" fo:padding-left="0.19cm" fo:border-left="#000000 0.026cm solid" fo:padding-right="0.19cm" fo:border-right="#000000 0.026cm solid"/>
    </style:style>
    <style:style style:name="P19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fo:background-color="#ffffff" style:vertical-align="top" fo:border-top="#000000 0.026cm solid" fo:border-bottom="#000000 0.026cm solid" fo:padding-left="0.19cm" fo:border-left="#000000 0.026cm solid" fo:padding-right="0.19cm" fo:border-right="#000000 0.026cm solid"/>
    </style:style>
    <style:style style:name="P20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fo:background-color="#ffffff" style:vertical-align="top" fo:border-top="#000000 0.026cm solid" fo:border-bottom="#000000 0.026cm solid" fo:padding-left="0.19cm" fo:border-left="#000000 0.026cm solid" fo:padding-right="0.19cm" fo:border-right="#000000 0.026cm solid"/>
    </style:style>
    <style:style style:name="P21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fo:background-color="#ffffff" style:vertical-align="top" fo:border-top="#000000 0.026cm solid" fo:border-bottom="#000000 0.026cm solid" fo:padding-left="0.19cm" fo:border-left="#000000 0.026cm solid" fo:padding-right="0.19cm" fo:border-right="#000000 0.026cm solid"/>
    </style:style>
    <style:style style:name="P22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fo:background-color="#ffffff" style:vertical-align="top" fo:border-top="#000000 0.026cm solid" fo:border-bottom="#000000 0.026cm solid" fo:padding-left="0.19cm" fo:border-left="#000000 0.026cm solid" fo:padding-right="0.19cm" fo:border-right="#000000 0.026cm solid"/>
    </style:style>
    <style:style style:name="P23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fo:background-color="#ffffff" style:vertical-align="top" fo:border-top="#000000 0.026cm solid" fo:border-bottom="#000000 0.026cm solid" fo:padding-left="0.19cm" fo:border-left="#000000 0.026cm solid" fo:padding-right="0.19cm" fo:border-right="#000000 0.026cm solid"/>
    </style:style>
    <style:style style:name="P24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fo:background-color="#ffffff" style:vertical-align="top" fo:border-top="#000000 0.026cm solid" fo:border-bottom="#000000 0.026cm solid" fo:padding-left="0.19cm" fo:border-left="#000000 0.026cm solid" fo:padding-right="0.19cm" fo:border-right="#000000 0.026cm solid"/>
    </style:style>
    <style:style style:name="P25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fo:background-color="#ffffff" style:vertical-align="top" fo:border-top="#000000 0.026cm solid" fo:border-bottom="#000000 0.026cm solid" fo:padding-left="0.19cm" fo:border-left="#000000 0.026cm solid" fo:padding-right="0.19cm" fo:border-right="#000000 0.026cm solid"/>
    </style:style>
    <style:style style:name="P26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fo:background-color="#ffffff" style:vertical-align="top" fo:border-top="#000000 0.026cm solid" fo:border-bottom="#000000 0.026cm solid" fo:padding-left="0.19cm" fo:border-left="#000000 0.026cm solid" fo:padding-right="0.19cm" fo:border-right="#000000 0.026cm solid"/>
    </style:style>
    <style:style style:name="P27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break-before="auto" fo:line-height="100%" fo:margin-top="0cm" fo:orphans="2" fo:widows="2" style:writing-mode="lr-tb"/>
    </style:style>
    <style:style style:name="P29" style:family="paragraph" style:parent-style-name="Standard">
      <style:paragraph-properties fo:break-before="auto" fo:line-height="100%" fo:margin-top="0cm" fo:orphans="2" fo:widows="2" style:writing-mode="lr-tb"/>
      <style:text-properties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/>
    </style:style>
    <style:style style:name="P30" style:family="paragraph" style:parent-style-name="Standard">
      <style:paragraph-properties fo:break-before="auto" fo:line-height="100%" fo:margin-top="0cm" fo:orphans="2" fo:widows="2" style:writing-mode="lr-tb"/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31" style:family="paragraph" style:parent-style-name="Standard">
      <style:paragraph-properties fo:break-before="auto" fo:line-height="100%" fo:margin-top="0cm" fo:orphans="2" fo:widows="2" style:writing-mode="lr-tb"/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32" style:family="paragraph" style:parent-style-name="Standard">
      <style:paragraph-properties fo:break-before="auto" fo:line-height="100%" fo:margin-top="0cm" fo:orphans="2" fo:widows="2" style:writing-mode="lr-tb">
        <style:tab-stops>
          <style:tab-stop style:type="center" style:leader-style="none" style:position="7.795cm"/>
          <style:tab-stop style:type="right" style:leader-style="none" style:position="15.589cm"/>
        </style:tab-stops>
      </style:paragraph-properties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33" style:family="paragraph" style:parent-style-name="Standard">
      <style:paragraph-properties fo:break-before="auto" fo:line-height="100%" fo:margin-top="0cm" fo:orphans="2" fo:widows="2" style:writing-mode="lr-tb">
        <style:tab-stops>
          <style:tab-stop style:type="center" style:leader-style="none" style:position="7.795cm"/>
          <style:tab-stop style:type="right" style:leader-style="none" style:position="15.589cm"/>
        </style:tab-stops>
      </style:paragraph-properties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34" style:family="paragraph" style:parent-style-name="Standard">
      <style:paragraph-properties fo:break-before="auto" fo:line-height="100%" fo:margin-top="0cm" fo:orphans="2" fo:widows="2" style:writing-mode="lr-tb">
        <style:tab-stops>
          <style:tab-stop style:type="center" style:leader-style="none" style:position="7.795cm"/>
          <style:tab-stop style:type="right" style:leader-style="none" style:position="15.589cm"/>
        </style:tab-stops>
      </style:paragraph-properties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35" style:family="paragraph" style:parent-style-name="Standard">
      <style:paragraph-properties fo:break-before="auto" fo:line-height="100%" fo:margin-top="0cm" fo:orphans="2" fo:widows="2" style:writing-mode="lr-tb">
        <style:tab-stops>
          <style:tab-stop style:type="center" style:leader-style="none" style:position="7.795cm"/>
          <style:tab-stop style:type="right" style:leader-style="none" style:position="15.589cm"/>
        </style:tab-stops>
      </style:paragraph-properties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36" style:family="paragraph" style:parent-style-name="Standard">
      <style:paragraph-properties fo:text-align="center" fo:break-before="auto" fo:line-height="100%" fo:margin-top="0cm" fo:orphans="2" fo:widows="2" style:writing-mode="lr-tb"/>
      <style:text-properties fo:color="#000000" style:font-name="Arial" fo:font-size="20pt" style:font-name-asian="Arial" style:font-size-asian="20pt" style:font-name-complex="Arial" style:font-size-complex="20pt" fo:font-weight="bold" style:font-weight-asian="bold" style:font-weight-complex="bold"/>
    </style:style>
    <style:style style:name="P37" style:family="paragraph" style:parent-style-name="Standard">
      <style:paragraph-properties fo:break-before="auto" fo:line-height="100%" fo:margin-top="0cm" fo:orphans="2" fo:widows="2" style:writing-mode="lr-tb">
        <style:tab-stops>
          <style:tab-stop style:type="center" style:leader-style="none" style:position="7.795cm"/>
          <style:tab-stop style:type="right" style:leader-style="none" style:position="15.589cm"/>
        </style:tab-stops>
      </style:paragraph-properties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38" style:family="paragraph" style:parent-style-name="Standard">
      <style:paragraph-properties fo:break-before="auto" fo:line-height="100%" fo:margin-top="0cm" fo:orphans="2" fo:widows="2" style:writing-mode="lr-tb">
        <style:tab-stops>
          <style:tab-stop style:type="center" style:leader-style="none" style:position="7.795cm"/>
          <style:tab-stop style:type="right" style:leader-style="none" style:position="15.589cm"/>
        </style:tab-stops>
      </style:paragraph-properties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39" style:family="paragraph" style:parent-style-name="Standard">
      <style:paragraph-properties fo:break-before="auto" fo:line-height="100%" fo:margin-top="0cm" fo:orphans="2" fo:widows="2" style:writing-mode="lr-tb">
        <style:tab-stops>
          <style:tab-stop style:type="center" style:leader-style="none" style:position="7.795cm"/>
          <style:tab-stop style:type="right" style:leader-style="none" style:position="15.589cm"/>
        </style:tab-stops>
      </style:paragraph-properties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40" style:family="paragraph" style:parent-style-name="Standard">
      <style:paragraph-properties fo:break-before="auto" fo:line-height="100%" fo:margin-top="0cm" fo:margin-bottom="0cm" fo:orphans="2" fo:widows="2" style:writing-mode="lr-tb">
        <style:tab-stops>
          <style:tab-stop style:type="center" style:leader-style="none" style:position="7.795cm"/>
          <style:tab-stop style:type="right" style:leader-style="none" style:position="15.589cm"/>
        </style:tab-stops>
      </style:paragraph-properties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41" style:family="paragraph" style:parent-style-name="Standard">
      <style:paragraph-properties fo:break-before="page" fo:text-indent="0cm" fo:line-height="115%" fo:margin-left="0.635cm" style:writing-mode="lr-tb"/>
    </style:style>
    <style:style style:name="T41_1" style:family="text"/>
    <style:style style:name="T41_2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15%" fo:margin-left="0.635cm" style:writing-mode="lr-tb"/>
    </style:style>
    <style:style style:name="T42_1" style:family="text"/>
    <style:style style:name="T42_2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2_3" style:family="text"/>
    <style:style style:name="T42_4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2_5" style:family="text"/>
    <style:style style:name="T42_6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2_7" style:family="text"/>
    <style:style style:name="T42_8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2_9" style:family="text"/>
    <style:style style:name="T42_10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2_11" style:family="text"/>
    <style:style style:name="T42_12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2_13" style:family="text"/>
    <style:style style:name="T42_14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15%" fo:margin-left="0.635cm" style:writing-mode="lr-tb"/>
    </style:style>
    <style:style style:name="T43_1" style:family="text"/>
    <style:style style:name="T43_2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15%" fo:margin-left="0.635cm" style:writing-mode="lr-tb"/>
    </style:style>
    <style:style style:name="T44_1" style:family="text"/>
    <style:style style:name="T44_2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4_3" style:family="text"/>
    <style:style style:name="T44_4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4_5" style:family="text"/>
    <style:style style:name="T44_6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4_7" style:family="text"/>
    <style:style style:name="T44_8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4_9" style:family="text"/>
    <style:style style:name="T44_10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4_11" style:family="text"/>
    <style:style style:name="T44_12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4_13" style:family="text"/>
    <style:style style:name="T44_14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4_15" style:family="text"/>
    <style:style style:name="T44_16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4_17" style:family="text"/>
    <style:style style:name="T44_18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15%" fo:margin-left="0.635cm" style:writing-mode="lr-tb"/>
    </style:style>
    <style:style style:name="T45_1" style:family="text"/>
    <style:style style:name="T45_2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5_3" style:family="text"/>
    <style:style style:name="T45_4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5_5" style:family="text"/>
    <style:style style:name="T45_6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5_7" style:family="text"/>
    <style:style style:name="T45_8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5_9" style:family="text"/>
    <style:style style:name="T45_10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5_11" style:family="text"/>
    <style:style style:name="T45_12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5_13" style:family="text"/>
    <style:style style:name="T45_14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P46" style:family="paragraph" style:parent-style-name="Standard">
      <style:paragraph-properties fo:break-before="auto" fo:text-indent="0cm" fo:line-height="115%" fo:margin-left="1.27cm" style:writing-mode="lr-tb"/>
    </style:style>
    <style:style style:name="T46_1" style:family="text"/>
    <style:style style:name="T46_2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6_3" style:family="text"/>
    <style:style style:name="T46_4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6_5" style:family="text"/>
    <style:style style:name="T46_6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6_7" style:family="text"/>
    <style:style style:name="T46_8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6_9" style:family="text"/>
    <style:style style:name="T46_10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6_11" style:family="text"/>
    <style:style style:name="T46_12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6_13" style:family="text"/>
    <style:style style:name="T46_14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6_15" style:family="text"/>
    <style:style style:name="T46_16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6_17" style:family="text"/>
    <style:style style:name="T46_18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6_19" style:family="text"/>
    <style:style style:name="T46_20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6_21" style:family="text"/>
    <style:style style:name="T46_22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6_23" style:family="text"/>
    <style:style style:name="T46_24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6_25" style:family="text"/>
    <style:style style:name="T46_26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P47" style:family="paragraph" style:parent-style-name="Standard">
      <style:paragraph-properties fo:break-before="auto" fo:text-indent="0cm" fo:line-height="115%" fo:margin-left="1.27cm" style:writing-mode="lr-tb"/>
    </style:style>
    <style:style style:name="T47_1" style:family="text"/>
    <style:style style:name="T47_2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7_3" style:family="text"/>
    <style:style style:name="T47_4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7_5" style:family="text"/>
    <style:style style:name="T47_6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7_7" style:family="text"/>
    <style:style style:name="T47_8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7_9" style:family="text"/>
    <style:style style:name="T47_10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7_11" style:family="text"/>
    <style:style style:name="T47_12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7_13" style:family="text"/>
    <style:style style:name="T47_14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7_15" style:family="text"/>
    <style:style style:name="T47_16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7_17" style:family="text"/>
    <style:style style:name="T47_18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7_19" style:family="text"/>
    <style:style style:name="T47_20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7_21" style:family="text"/>
    <style:style style:name="T47_22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7_23" style:family="text"/>
    <style:style style:name="T47_24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7_25" style:family="text"/>
    <style:style style:name="T47_26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P48" style:family="paragraph" style:parent-style-name="Standard">
      <style:paragraph-properties fo:break-before="auto" fo:text-indent="0cm" fo:line-height="115%" fo:margin-left="0.635cm" style:writing-mode="lr-tb"/>
    </style:style>
    <style:style style:name="T48_1" style:family="text"/>
    <style:style style:name="T48_2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8_3" style:family="text"/>
    <style:style style:name="T48_4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8_5" style:family="text"/>
    <style:style style:name="T48_6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8_7" style:family="text"/>
    <style:style style:name="T48_8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8_9" style:family="text"/>
    <style:style style:name="T48_10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P49" style:family="paragraph" style:parent-style-name="Standard">
      <style:paragraph-properties fo:break-before="auto" fo:text-indent="0cm" fo:line-height="115%" fo:margin-left="0.635cm" style:writing-mode="lr-tb"/>
    </style:style>
    <style:style style:name="T49_1" style:family="text"/>
    <style:style style:name="T49_2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9_3" style:family="text"/>
    <style:style style:name="T49_4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9_5" style:family="text"/>
    <style:style style:name="T49_6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9_7" style:family="text"/>
    <style:style style:name="T49_8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49_9" style:family="text"/>
    <style:style style:name="T49_10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15%" fo:margin-left="0.635cm" style:writing-mode="lr-tb"/>
    </style:style>
    <style:style style:name="T50_1" style:family="text"/>
    <style:style style:name="T50_2" style:family="text">
      <style:text-properties fo:color="#1155c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P51" style:family="paragraph" style:parent-style-name="Standard">
      <style:paragraph-properties fo:break-before="auto" fo:line-height="100%" fo:margin-top="0.212cm" fo:margin-bottom="0.212cm" fo:orphans="2" fo:widows="2" style:writing-mode="lr-tb">
        <style:tab-stops>
          <style:tab-stop style:type="right" style:leader-style="none" style:position="15.921cm"/>
        </style:tab-stops>
      </style:paragraph-properties>
      <style:text-properties fo:color="#00b05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52" style:family="paragraph" style:parent-style-name="Standard">
      <style:paragraph-properties fo:text-align="justify" fo:break-before="page" fo:line-height="100%" fo:margin-top="0cm" fo:orphans="2" fo:widows="2" style:writing-mode="lr-tb"/>
    </style:style>
    <style:style style:name="T52_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6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7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8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9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10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1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1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1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1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1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16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17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18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19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20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2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2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2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2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2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26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27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28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29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30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3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3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3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3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3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36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37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38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39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40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2_4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53" style:family="paragraph" style:parent-style-name="Standard">
      <style:paragraph-properties fo:break-before="auto" fo:line-height="100%" fo:margin-top="0cm" fo:orphans="2" fo:widows="2" style:writing-mode="lr-tb"/>
    </style:style>
    <style:style style:name="P54" style:family="paragraph" style:parent-style-name="Heading_20_2">
      <style:paragraph-properties fo:text-align="justify" fo:break-before="auto" fo:line-height="100%" fo:margin-top="0cm" style:writing-mode="lr-tb">
        <style:tab-stops>
          <style:tab-stop style:type="left" style:leader-style="none" style:position="0.005cm"/>
        </style:tab-stops>
      </style:paragraph-properties>
    </style:style>
    <style:style style:name="T54_1" style:family="text"/>
    <style:style style:name="P55" style:family="paragraph" style:parent-style-name="Standard">
      <style:paragraph-properties fo:text-align="justify" fo:break-before="auto" fo:line-height="100%" fo:margin-top="0.212cm" fo:orphans="2" fo:widows="2" style:writing-mode="lr-tb"/>
    </style:style>
    <style:style style:name="T55_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5_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5_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5_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5_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5_6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5_7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5_8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5_9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5_10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5_1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5_1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5_1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5_1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5_1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56" style:family="paragraph" style:parent-style-name="Heading_20_2">
      <style:paragraph-properties fo:text-align="justify" fo:break-before="auto" fo:line-height="100%" fo:margin-top="0cm" fo:keep-with-next="always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P57" style:family="paragraph" style:parent-style-name="Standard">
      <style:paragraph-properties fo:text-align="justify" fo:break-before="auto" fo:line-height="100%" fo:margin-top="0cm" fo:orphans="2" fo:widows="2" style:writing-mode="lr-tb"/>
    </style:style>
    <style:style style:name="T57_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7_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7_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7_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7_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7_6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7_7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7_8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7_9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7_10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7_1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7_1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7_1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7_1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7_1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7_16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7_17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7_18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7_19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7_20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7_2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7_2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7_2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58" style:family="paragraph" style:parent-style-name="Standard">
      <style:paragraph-properties fo:text-align="justify" fo:break-before="auto" fo:line-height="100%" fo:margin-top="0cm" fo:orphans="2" fo:widows="2" style:writing-mode="lr-tb">
        <style:tab-stops>
          <style:tab-stop style:type="center" style:leader-style="none" style:position="7.795cm"/>
          <style:tab-stop style:type="right" style:leader-style="none" style:position="15.589cm"/>
        </style:tab-stops>
      </style:paragraph-properties>
    </style:style>
    <style:style style:name="T58_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6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7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8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9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10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1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1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1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1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1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16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17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18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19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20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2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2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59" style:family="paragraph" style:parent-style-name="Standard">
      <style:paragraph-properties fo:text-align="justify" fo:break-before="auto" fo:line-height="100%" fo:margin-top="0cm" fo:orphans="2" fo:widows="2" style:writing-mode="lr-tb">
        <style:tab-stops>
          <style:tab-stop style:type="center" style:leader-style="none" style:position="7.795cm"/>
          <style:tab-stop style:type="right" style:leader-style="none" style:position="15.589cm"/>
        </style:tab-stops>
      </style:paragraph-properties>
    </style:style>
    <style:style style:name="T59_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9_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60" style:family="paragraph" style:parent-style-name="Standard">
      <style:paragraph-properties fo:text-align="justify" fo:break-before="auto" fo:text-indent="-2cm" fo:line-height="100%" fo:margin-top="0.212cm" fo:margin-left="2cm" fo:margin-right="0cm" fo:orphans="2" fo:widows="2" style:writing-mode="lr-tb">
        <style:tab-stops>
          <style:tab-stop style:type="left" style:leader-style="none" style:position="-0.249cm"/>
          <style:tab-stop style:type="left" style:leader-style="none" style:position="0.25cm"/>
        </style:tab-stops>
      </style:paragraph-properties>
    </style:style>
    <style:style style:name="T60_1" style:family="text">
      <style:text-properties fo:font-style="italic" style:font-style-asian="italic" style:font-style-complex="italic"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0_2" style:family="text">
      <style:text-properties fo:font-style="italic" style:font-style-asian="italic" style:font-style-complex="italic"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0_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0_4" style:family="text">
      <style:text-properties fo:font-style="italic" style:font-style-asian="italic" style:font-style-complex="italic"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0_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0_6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0_7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0_8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0_9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0_10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0_1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0_1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0_1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0_1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0_1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0_16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0_17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0_18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0_19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0_20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61" style:family="paragraph" style:parent-style-name="Standard">
      <style:paragraph-properties fo:text-align="justify" fo:break-before="auto" fo:text-indent="-2cm" fo:line-height="100%" fo:margin-top="0.212cm" fo:margin-left="2cm" fo:margin-right="0cm" fo:orphans="2" fo:widows="2" style:writing-mode="lr-tb">
        <style:tab-stops>
          <style:tab-stop style:type="left" style:leader-style="none" style:position="-0.249cm"/>
          <style:tab-stop style:type="left" style:leader-style="none" style:position="0.25cm"/>
        </style:tab-stops>
      </style:paragraph-properties>
    </style:style>
    <style:style style:name="T61_1" style:family="text">
      <style:text-properties fo:font-style="italic" style:font-style-asian="italic" style:font-style-complex="italic"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2" style:family="text">
      <style:text-properties fo:font-style="italic" style:font-style-asian="italic" style:font-style-complex="italic"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4" style:family="text">
      <style:text-properties fo:font-style="italic" style:font-style-asian="italic" style:font-style-complex="italic"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6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7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8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9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10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1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1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1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1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1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16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17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18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19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20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2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2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2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2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2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26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27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28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29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30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3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3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3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3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3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36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37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38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39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40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4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4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4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4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62" style:family="paragraph" style:parent-style-name="Standard">
      <style:paragraph-properties fo:text-align="justify" fo:break-before="auto" fo:text-indent="-2cm" fo:line-height="100%" fo:margin-top="0.212cm" fo:margin-left="2cm" fo:margin-right="0cm" fo:orphans="2" fo:widows="2" style:writing-mode="lr-tb">
        <style:tab-stops>
          <style:tab-stop style:type="left" style:leader-style="none" style:position="-0.249cm"/>
        </style:tab-stops>
      </style:paragraph-properties>
    </style:style>
    <style:style style:name="T62_1" style:family="text">
      <style:text-properties fo:font-style="italic" style:font-style-asian="italic" style:font-style-complex="italic"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6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7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8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9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10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1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1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1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1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1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16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17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18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19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20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2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2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2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2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2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26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27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28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29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30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3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3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3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2_3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63" style:family="paragraph" style:parent-style-name="Heading_20_2">
      <style:paragraph-properties fo:text-align="justify" fo:break-before="auto" fo:line-height="100%" fo:margin-top="0cm" fo:keep-with-next="always" style:writing-mode="lr-tb"/>
    </style:style>
    <style:style style:name="T63_1" style:family="text"/>
    <style:style style:name="P64" style:family="paragraph" style:parent-style-name="Standard">
      <style:paragraph-properties fo:text-align="justify" fo:break-before="auto" fo:line-height="100%" fo:margin-top="0cm" fo:orphans="2" fo:widows="2" style:writing-mode="lr-tb">
        <style:tab-stops>
          <style:tab-stop style:type="center" style:leader-style="none" style:position="7.795cm"/>
          <style:tab-stop style:type="right" style:leader-style="none" style:position="15.589cm"/>
        </style:tab-stops>
      </style:paragraph-properties>
    </style:style>
    <style:style style:name="T64_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6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7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8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9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10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1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1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1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1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1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16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17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18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19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20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2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2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2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2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2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26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27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28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29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30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3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3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3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3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3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36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37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38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39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40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4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4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4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4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4_4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65" style:family="paragraph" style:parent-style-name="Standard">
      <style:paragraph-properties fo:text-align="justify" fo:break-before="auto" fo:line-height="100%" fo:margin-top="0cm" fo:orphans="2" fo:widows="2" style:writing-mode="lr-tb">
        <style:tab-stops>
          <style:tab-stop style:type="center" style:leader-style="none" style:position="7.795cm"/>
          <style:tab-stop style:type="right" style:leader-style="none" style:position="15.589cm"/>
        </style:tab-stops>
      </style:paragraph-properties>
    </style:style>
    <style:style style:name="T65_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6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7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8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9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10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1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1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1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1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1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16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66" style:family="paragraph" style:parent-style-name="Heading_20_2">
      <style:paragraph-properties fo:text-align="justify" fo:break-before="auto" fo:line-height="100%" fo:margin-top="0cm" fo:keep-with-next="always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P67" style:family="paragraph" style:parent-style-name="Standard">
      <style:paragraph-properties fo:text-align="justify" fo:break-before="auto" fo:line-height="100%" fo:margin-top="0cm" fo:orphans="2" fo:widows="2" style:writing-mode="lr-tb"/>
    </style:style>
    <style:style style:name="T67_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6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7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8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9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10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1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1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1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1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1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16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17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18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19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20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2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2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2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2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2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26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27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28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29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30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3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3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3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3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3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36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37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7_38" style:family="text">
      <style:text-properties fo:color="#00b050" fo:font-size="10pt" style:font-size-asian="10pt" style:font-size-complex="10pt"/>
    </style:style>
    <style:style style:name="T67_39" style:family="text">
      <style:text-properties fo:color="#00b050" fo:font-size="10pt" style:font-size-asian="10pt" style:font-size-complex="10pt"/>
    </style:style>
    <style:style style:name="T67_40" style:family="text">
      <style:text-properties fo:color="#00b050" fo:font-size="10pt" style:font-size-asian="10pt" style:font-size-complex="10pt"/>
    </style:style>
    <style:style style:name="T67_41" style:family="text">
      <style:text-properties fo:color="#00b050" fo:font-size="10pt" style:font-size-asian="10pt" style:font-size-complex="10pt"/>
    </style:style>
    <style:style style:name="T67_42" style:family="text">
      <style:text-properties fo:color="#00b050" fo:font-size="10pt" style:font-size-asian="10pt" style:font-size-complex="10pt"/>
    </style:style>
    <style:style style:name="T67_43" style:family="text">
      <style:text-properties fo:color="#00b050" fo:font-size="10pt" style:font-size-asian="10pt" style:font-size-complex="10pt"/>
    </style:style>
    <style:style style:name="T67_44" style:family="text">
      <style:text-properties fo:color="#00b050" fo:font-size="10pt" style:font-size-asian="10pt" style:font-size-complex="10pt"/>
    </style:style>
    <style:style style:name="T67_45" style:family="text">
      <style:text-properties fo:color="#00b050" fo:font-size="10pt" style:font-size-asian="10pt" style:font-size-complex="10pt"/>
    </style:style>
    <style:style style:name="T67_46" style:family="text">
      <style:text-properties fo:color="#00b050" fo:font-size="10pt" style:font-size-asian="10pt" style:font-size-complex="10pt"/>
    </style:style>
    <style:style style:name="T67_47" style:family="text">
      <style:text-properties fo:color="#00b050" fo:font-size="10pt" style:font-size-asian="10pt" style:font-size-complex="10pt"/>
    </style:style>
    <style:style style:name="T67_48" style:family="text">
      <style:text-properties fo:color="#00b050" fo:font-size="10pt" style:font-size-asian="10pt" style:font-size-complex="10pt"/>
    </style:style>
    <style:style style:name="T67_49" style:family="text">
      <style:text-properties fo:color="#00b050" fo:font-size="10pt" style:font-size-asian="10pt" style:font-size-complex="10pt"/>
    </style:style>
    <style:style style:name="T67_50" style:family="text">
      <style:text-properties fo:color="#00b050" fo:font-size="10pt" style:font-size-asian="10pt" style:font-size-complex="10pt"/>
    </style:style>
    <style:style style:name="T67_51" style:family="text">
      <style:text-properties fo:color="#00b050" fo:font-size="10pt" style:font-size-asian="10pt" style:font-size-complex="10pt"/>
    </style:style>
    <style:style style:name="T67_52" style:family="text">
      <style:text-properties fo:color="#00b050" fo:font-size="10pt" style:font-size-asian="10pt" style:font-size-complex="10pt"/>
    </style:style>
    <style:style style:name="T67_53" style:family="text">
      <style:text-properties fo:color="#00b050" fo:font-size="10pt" style:font-size-asian="10pt" style:font-size-complex="10pt"/>
    </style:style>
    <style:style style:name="T67_54" style:family="text">
      <style:text-properties fo:color="#00b050" fo:font-size="10pt" style:font-size-asian="10pt" style:font-size-complex="10pt"/>
    </style:style>
    <style:style style:name="T67_55" style:family="text">
      <style:text-properties fo:color="#00b050" fo:font-size="10pt" style:font-size-asian="10pt" style:font-size-complex="10pt"/>
    </style:style>
    <style:style style:name="T67_56" style:family="text">
      <style:text-properties fo:color="#00b050" fo:font-size="10pt" style:font-size-asian="10pt" style:font-size-complex="10pt"/>
    </style:style>
    <style:style style:name="T67_57" style:family="text">
      <style:text-properties fo:color="#00b050" fo:font-size="10pt" style:font-size-asian="10pt" style:font-size-complex="10pt"/>
    </style:style>
    <style:style style:name="T67_58" style:family="text">
      <style:text-properties fo:color="#00b050" fo:font-size="10pt" style:font-size-asian="10pt" style:font-size-complex="10pt"/>
    </style:style>
    <style:style style:name="T67_59" style:family="text">
      <style:text-properties fo:color="#00b050" fo:font-size="10pt" style:font-size-asian="10pt" style:font-size-complex="10pt"/>
    </style:style>
    <style:style style:name="T67_60" style:family="text">
      <style:text-properties fo:color="#00b050" fo:font-size="10pt" style:font-size-asian="10pt" style:font-size-complex="10pt"/>
    </style:style>
    <style:style style:name="T67_61" style:family="text">
      <style:text-properties fo:color="#00b050" fo:font-size="10pt" style:font-size-asian="10pt" style:font-size-complex="10pt"/>
    </style:style>
    <style:style style:name="T67_62" style:family="text">
      <style:text-properties fo:color="#00b050" fo:font-size="10pt" style:font-size-asian="10pt" style:font-size-complex="10pt"/>
    </style:style>
    <style:style style:name="T67_63" style:family="text">
      <style:text-properties fo:color="#00b050" fo:font-size="10pt" style:font-size-asian="10pt" style:font-size-complex="10pt"/>
    </style:style>
    <style:style style:name="T67_64" style:family="text">
      <style:text-properties fo:color="#00b050" fo:font-size="10pt" style:font-size-asian="10pt" style:font-size-complex="10pt"/>
    </style:style>
    <style:style style:name="T67_65" style:family="text">
      <style:text-properties fo:color="#00b050" fo:font-size="10pt" style:font-size-asian="10pt" style:font-size-complex="10pt"/>
    </style:style>
    <style:style style:name="T67_66" style:family="text">
      <style:text-properties fo:color="#00b050" fo:font-size="10pt" style:font-size-asian="10pt" style:font-size-complex="10pt"/>
    </style:style>
    <style:style style:name="T67_67" style:family="text">
      <style:text-properties fo:color="#00b050" fo:font-size="10pt" style:font-size-asian="10pt" style:font-size-complex="10pt"/>
    </style:style>
    <style:style style:name="T67_68" style:family="text">
      <style:text-properties fo:color="#00b050" fo:font-size="10pt" style:font-size-asian="10pt" style:font-size-complex="10pt"/>
    </style:style>
    <style:style style:name="T67_69" style:family="text">
      <style:text-properties fo:color="#00b050" fo:font-size="10pt" style:font-size-asian="10pt" style:font-size-complex="10pt"/>
    </style:style>
    <style:style style:name="T67_70" style:family="text">
      <style:text-properties fo:color="#00b050" fo:font-size="10pt" style:font-size-asian="10pt" style:font-size-complex="10pt"/>
    </style:style>
    <style:style style:name="T67_71" style:family="text">
      <style:text-properties fo:color="#00b050" fo:font-size="10pt" style:font-size-asian="10pt" style:font-size-complex="10pt"/>
    </style:style>
    <style:style style:name="T67_72" style:family="text">
      <style:text-properties fo:color="#00b050" fo:font-size="10pt" style:font-size-asian="10pt" style:font-size-complex="10pt"/>
    </style:style>
    <style:style style:name="T67_73" style:family="text">
      <style:text-properties fo:color="#00b050" fo:font-size="10pt" style:font-size-asian="10pt" style:font-size-complex="10pt"/>
    </style:style>
    <style:style style:name="T67_74" style:family="text">
      <style:text-properties fo:color="#00b050" fo:font-size="10pt" style:font-size-asian="10pt" style:font-size-complex="10pt"/>
    </style:style>
    <style:style style:name="T67_75" style:family="text">
      <style:text-properties fo:color="#00b050" fo:font-size="10pt" style:font-size-asian="10pt" style:font-size-complex="10pt"/>
    </style:style>
    <style:style style:name="T67_76" style:family="text">
      <style:text-properties fo:color="#00b050" fo:font-size="10pt" style:font-size-asian="10pt" style:font-size-complex="10pt"/>
    </style:style>
    <style:style style:name="T67_77" style:family="text">
      <style:text-properties fo:color="#00b050" fo:font-size="10pt" style:font-size-asian="10pt" style:font-size-complex="10pt"/>
    </style:style>
    <style:style style:name="T67_78" style:family="text">
      <style:text-properties fo:color="#00b050" fo:font-size="10pt" style:font-size-asian="10pt" style:font-size-complex="10pt"/>
    </style:style>
    <style:style style:name="T67_79" style:family="text">
      <style:text-properties fo:color="#00b050" fo:font-size="10pt" style:font-size-asian="10pt" style:font-size-complex="10pt"/>
    </style:style>
    <style:style style:name="T67_80" style:family="text">
      <style:text-properties fo:color="#00b050" fo:font-size="10pt" style:font-size-asian="10pt" style:font-size-complex="10pt"/>
    </style:style>
    <style:style style:name="T67_81" style:family="text">
      <style:text-properties fo:color="#00b050" fo:font-size="10pt" style:font-size-asian="10pt" style:font-size-complex="10pt"/>
    </style:style>
    <style:style style:name="T67_82" style:family="text">
      <style:text-properties fo:color="#00b050" fo:font-size="10pt" style:font-size-asian="10pt" style:font-size-complex="10pt"/>
    </style:style>
    <style:style style:name="T67_83" style:family="text">
      <style:text-properties fo:color="#00b050" fo:font-size="10pt" style:font-size-asian="10pt" style:font-size-complex="10pt"/>
    </style:style>
    <style:style style:name="T67_84" style:family="text">
      <style:text-properties fo:color="#00b050" fo:font-size="10pt" style:font-size-asian="10pt" style:font-size-complex="10pt"/>
    </style:style>
    <style:style style:name="T67_85" style:family="text">
      <style:text-properties fo:color="#00b050" fo:font-size="10pt" style:font-size-asian="10pt" style:font-size-complex="10pt"/>
    </style:style>
    <style:style style:name="T67_86" style:family="text">
      <style:text-properties fo:color="#00b050" fo:font-size="10pt" style:font-size-asian="10pt" style:font-size-complex="10pt"/>
    </style:style>
    <style:style style:name="T67_87" style:family="text">
      <style:text-properties fo:color="#00b050" fo:font-size="10pt" style:font-size-asian="10pt" style:font-size-complex="10pt"/>
    </style:style>
    <style:style style:name="T67_88" style:family="text">
      <style:text-properties fo:color="#00b050" fo:font-size="10pt" style:font-size-asian="10pt" style:font-size-complex="10pt"/>
    </style:style>
    <style:style style:name="T67_89" style:family="text">
      <style:text-properties fo:color="#00b050" fo:font-size="10pt" style:font-size-asian="10pt" style:font-size-complex="10pt"/>
    </style:style>
    <style:style style:name="T67_90" style:family="text">
      <style:text-properties fo:color="#00b050" fo:font-size="10pt" style:font-size-asian="10pt" style:font-size-complex="10pt"/>
    </style:style>
    <style:style style:name="T67_91" style:family="text">
      <style:text-properties fo:color="#00b050" fo:font-size="10pt" style:font-size-asian="10pt" style:font-size-complex="10pt"/>
    </style:style>
    <style:style style:name="T67_92" style:family="text">
      <style:text-properties fo:color="#00b050" fo:font-size="10pt" style:font-size-asian="10pt" style:font-size-complex="10pt"/>
    </style:style>
    <style:style style:name="T67_93" style:family="text">
      <style:text-properties fo:color="#00b050" fo:font-size="10pt" style:font-size-asian="10pt" style:font-size-complex="10pt"/>
    </style:style>
    <style:style style:name="T67_94" style:family="text">
      <style:text-properties fo:color="#00b050" fo:font-size="10pt" style:font-size-asian="10pt" style:font-size-complex="10pt"/>
    </style:style>
    <style:style style:name="T67_95" style:family="text">
      <style:text-properties fo:color="#00b050" fo:font-size="10pt" style:font-size-asian="10pt" style:font-size-complex="10pt"/>
    </style:style>
    <style:style style:name="T67_96" style:family="text">
      <style:text-properties fo:color="#00b050" fo:font-size="10pt" style:font-size-asian="10pt" style:font-size-complex="10pt"/>
    </style:style>
    <style:style style:name="T67_97" style:family="text">
      <style:text-properties fo:color="#00b050" fo:font-size="10pt" style:font-size-asian="10pt" style:font-size-complex="10pt"/>
    </style:style>
    <style:style style:name="T67_98" style:family="text">
      <style:text-properties fo:color="#00b050" fo:font-size="10pt" style:font-size-asian="10pt" style:font-size-complex="10pt"/>
    </style:style>
    <style:style style:name="T67_99" style:family="text">
      <style:text-properties fo:color="#00b050" fo:font-size="10pt" style:font-size-asian="10pt" style:font-size-complex="10pt"/>
    </style:style>
    <style:style style:name="T67_100" style:family="text">
      <style:text-properties fo:color="#00b050" fo:font-size="10pt" style:font-size-asian="10pt" style:font-size-complex="10pt"/>
    </style:style>
    <style:style style:name="T67_101" style:family="text">
      <style:text-properties fo:color="#00b050" fo:font-size="10pt" style:font-size-asian="10pt" style:font-size-complex="10pt"/>
    </style:style>
    <style:style style:name="T67_102" style:family="text">
      <style:text-properties fo:color="#00b050" fo:font-size="10pt" style:font-size-asian="10pt" style:font-size-complex="10pt"/>
    </style:style>
    <style:style style:name="T67_103" style:family="text">
      <style:text-properties fo:color="#00b050" fo:font-size="10pt" style:font-size-asian="10pt" style:font-size-complex="10pt"/>
    </style:style>
    <style:style style:name="T67_104" style:family="text">
      <style:text-properties fo:color="#00b050" fo:font-size="10pt" style:font-size-asian="10pt" style:font-size-complex="10pt"/>
    </style:style>
    <style:style style:name="T67_105" style:family="text">
      <style:text-properties fo:color="#00b050" fo:font-size="10pt" style:font-size-asian="10pt" style:font-size-complex="10pt"/>
    </style:style>
    <style:style style:name="T67_106" style:family="text">
      <style:text-properties fo:color="#00b050" fo:font-size="10pt" style:font-size-asian="10pt" style:font-size-complex="10pt"/>
    </style:style>
    <style:style style:name="T67_107" style:family="text">
      <style:text-properties fo:color="#00b050" fo:font-size="10pt" style:font-size-asian="10pt" style:font-size-complex="10pt"/>
    </style:style>
    <style:style style:name="T67_108" style:family="text">
      <style:text-properties fo:color="#00b050" fo:font-size="10pt" style:font-size-asian="10pt" style:font-size-complex="10pt"/>
    </style:style>
    <style:style style:name="T67_109" style:family="text">
      <style:text-properties fo:color="#00b050" fo:font-size="10pt" style:font-size-asian="10pt" style:font-size-complex="10pt"/>
    </style:style>
    <style:style style:name="T67_110" style:family="text">
      <style:text-properties fo:color="#00b050" fo:font-size="10pt" style:font-size-asian="10pt" style:font-size-complex="10pt"/>
    </style:style>
    <style:style style:name="T67_111" style:family="text">
      <style:text-properties fo:color="#00b050" fo:font-size="10pt" style:font-size-asian="10pt" style:font-size-complex="10pt"/>
    </style:style>
    <style:style style:name="T67_112" style:family="text">
      <style:text-properties fo:color="#00b050" fo:font-size="10pt" style:font-size-asian="10pt" style:font-size-complex="10pt"/>
    </style:style>
    <style:style style:name="P68" style:family="paragraph" style:parent-style-name="Heading_20_2">
      <style:paragraph-properties fo:text-align="justify" fo:break-before="auto" fo:line-height="100%" fo:margin-top="0cm" fo:keep-with-next="always" style:writing-mode="lr-tb"/>
    </style:style>
    <style:style style:name="T68_1" style:family="text">
      <style:text-properties fo:font-size="14pt" style:font-size-asian="14pt" style:font-size-complex="14pt"/>
    </style:style>
    <style:style style:name="T68_2" style:family="text">
      <style:text-properties fo:font-size="14pt" style:font-size-asian="14pt" style:font-size-complex="14pt"/>
    </style:style>
    <style:style style:name="T68_3" style:family="text">
      <style:text-properties fo:font-size="14pt" style:font-size-asian="14pt" style:font-size-complex="14pt"/>
    </style:style>
    <style:style style:name="T68_4" style:family="text">
      <style:text-properties fo:font-size="14pt" style:font-size-asian="14pt" style:font-size-complex="14pt"/>
    </style:style>
    <style:style style:name="T68_5" style:family="text">
      <style:text-properties fo:font-size="14pt" style:font-size-asian="14pt" style:font-size-complex="14pt"/>
    </style:style>
    <style:style style:name="T68_6" style:family="text">
      <style:text-properties fo:font-size="14pt" style:font-size-asian="14pt" style:font-size-complex="14pt"/>
    </style:style>
    <style:style style:name="T68_7" style:family="text">
      <style:text-properties fo:font-size="14pt" style:font-size-asian="14pt" style:font-size-complex="14pt"/>
    </style:style>
    <style:style style:name="P69" style:family="paragraph" style:parent-style-name="Standard">
      <style:paragraph-properties fo:break-before="auto" fo:line-height="100%" fo:margin-top="0cm" fo:orphans="2" fo:widows="2" style:writing-mode="lr-tb"/>
    </style:style>
    <style:style style:name="T69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13" style:family="text">
      <style:text-properties fo:color="#00b05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/>
    </style:style>
    <style:style style:name="T69_14" style:family="text">
      <style:text-properties fo:color="#00b05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/>
    </style:style>
    <style:style style:name="T69_15" style:family="text">
      <style:text-properties fo:color="#00b05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/>
    </style:style>
    <style:style style:name="T69_16" style:family="text">
      <style:text-properties fo:color="#00b05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/>
    </style:style>
    <style:style style:name="T69_17" style:family="text">
      <style:text-properties fo:color="#00b05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/>
    </style:style>
    <style:style style:name="T69_18" style:family="text">
      <style:text-properties fo:color="#00b05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/>
    </style:style>
    <style:style style:name="T69_19" style:family="text">
      <style:text-properties fo:color="#00b05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/>
    </style:style>
    <style:style style:name="T69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2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2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2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2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2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2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2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2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2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3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3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3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3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3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3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3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3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3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3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4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4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4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4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4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4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4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4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4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4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5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5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5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5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5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5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9_5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70" style:family="paragraph" style:parent-style-name="Heading_20_3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70_1" style:family="text">
      <style:text-properties fo:color="#00b050"/>
    </style:style>
    <style:style style:name="T70_2" style:family="text">
      <style:text-properties fo:color="#00b050"/>
    </style:style>
    <style:style style:name="T70_3" style:family="text">
      <style:text-properties fo:color="#00b050"/>
    </style:style>
    <style:style style:name="T70_4" style:family="text">
      <style:text-properties fo:color="#00b050"/>
    </style:style>
    <style:style style:name="T70_5" style:family="text">
      <style:text-properties fo:color="#00b050"/>
    </style:style>
    <style:style style:name="T70_6" style:family="text">
      <style:text-properties fo:color="#00b050"/>
    </style:style>
    <style:style style:name="T70_7" style:family="text">
      <style:text-properties fo:color="#00b050"/>
    </style:style>
    <style:style style:name="T70_8" style:family="text">
      <style:text-properties fo:color="#00b050"/>
    </style:style>
    <style:style style:name="T70_9" style:family="text">
      <style:text-properties fo:color="#00b050"/>
    </style:style>
    <style:style style:name="T70_10" style:family="text">
      <style:text-properties fo:color="#00b050"/>
    </style:style>
    <style:style style:name="T70_11" style:family="text">
      <style:text-properties fo:color="#00b050"/>
    </style:style>
    <style:style style:name="T70_12" style:family="text">
      <style:text-properties fo:color="#00b050"/>
    </style:style>
    <style:style style:name="T70_13" style:family="text">
      <style:text-properties fo:color="#00b050"/>
    </style:style>
    <style:style style:name="P71" style:family="paragraph" style:parent-style-name="Standard">
      <style:paragraph-properties fo:break-before="auto" fo:line-height="100%" fo:margin-top="0cm" fo:margin-bottom="0cm" fo:orphans="2" fo:widows="2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able2" style:family="table">
      <style:table-properties table:align="left" style:width="16.245cm" fo:margin-left="-0.19cm"/>
    </style:style>
    <style:style style:name="Column5" style:family="table-column">
      <style:table-column-properties style:column-width="4.441cm"/>
    </style:style>
    <style:style style:name="Column6" style:family="table-column">
      <style:table-column-properties style:column-width="11.804cm"/>
    </style:style>
    <style:style style:name="Row5" style:family="table-row"/>
    <style:style style:name="Cell17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2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3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1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1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1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1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16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17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" style:family="table-row"/>
    <style:style style:name="Cell19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4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5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1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" style:family="table-row"/>
    <style:style style:name="Cell21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6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7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7_1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7_1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7_16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7_17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7_18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7_19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7_20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7_2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" style:family="table-row"/>
    <style:style style:name="Cell23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8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9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1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1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1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1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1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16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17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18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19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20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2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2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2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2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2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80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6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81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1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1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16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17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18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19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20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2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2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2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2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2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0" style:family="table-row"/>
    <style:style style:name="Cell27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82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8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83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1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1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1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1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16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17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18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19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1" style:family="table-row"/>
    <style:style style:name="Cell29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84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0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85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1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1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1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1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16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17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18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19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20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2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2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2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2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2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26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27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28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29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30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3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3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3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3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3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36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37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38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39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40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4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4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4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break-before="auto" fo:line-height="100%" fo:margin-top="0cm" fo:orphans="2" fo:widows="2" style:writing-mode="lr-tb"/>
    </style:style>
    <style:style style:name="P87" style:family="paragraph" style:parent-style-name="Standard">
      <style:paragraph-properties fo:break-before="auto" fo:line-height="100%" fo:margin-top="0cm" fo:orphans="2" fo:widows="2" style:writing-mode="lr-tb"/>
    </style:style>
    <style:style style:name="P88" style:family="paragraph" style:parent-style-name="Heading_20_3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88_1" style:family="text">
      <style:text-properties fo:color="#00b050"/>
    </style:style>
    <style:style style:name="T88_2" style:family="text">
      <style:text-properties fo:color="#00b050"/>
    </style:style>
    <style:style style:name="T88_3" style:family="text">
      <style:text-properties fo:color="#00b050"/>
    </style:style>
    <style:style style:name="T88_4" style:family="text">
      <style:text-properties fo:color="#00b050"/>
    </style:style>
    <style:style style:name="T88_5" style:family="text">
      <style:text-properties fo:color="#00b050"/>
    </style:style>
    <style:style style:name="T88_6" style:family="text">
      <style:text-properties fo:color="#00b050"/>
    </style:style>
    <style:style style:name="T88_7" style:family="text">
      <style:text-properties fo:color="#00b050"/>
    </style:style>
    <style:style style:name="T88_8" style:family="text">
      <style:text-properties fo:color="#00b050"/>
    </style:style>
    <style:style style:name="T88_9" style:family="text">
      <style:text-properties fo:color="#00b050"/>
    </style:style>
    <style:style style:name="T88_10" style:family="text">
      <style:text-properties fo:color="#00b050"/>
    </style:style>
    <style:style style:name="T88_11" style:family="text">
      <style:text-properties fo:color="#00b050"/>
    </style:style>
    <style:style style:name="T88_12" style:family="text">
      <style:text-properties fo:color="#00b050"/>
    </style:style>
    <style:style style:name="T88_13" style:family="text">
      <style:text-properties fo:color="#00b050"/>
    </style:style>
    <style:style style:name="P89" style:family="paragraph" style:parent-style-name="Standard">
      <style:paragraph-properties fo:text-align="justify" fo:break-before="auto" fo:line-height="100%" fo:margin-top="0cm" fo:margin-bottom="0cm" fo:orphans="2" fo:widows="2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able3" style:family="table">
      <style:table-properties table:align="left" style:width="16.245cm" fo:margin-left="-0.19cm"/>
    </style:style>
    <style:style style:name="Column7" style:family="table-column">
      <style:table-column-properties style:column-width="4.441cm"/>
    </style:style>
    <style:style style:name="Column8" style:family="table-column">
      <style:table-column-properties style:column-width="11.804cm"/>
    </style:style>
    <style:style style:name="Row12" style:family="table-row"/>
    <style:style style:name="Cell31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90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2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91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1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1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1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16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17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3" style:family="table-row"/>
    <style:style style:name="Cell33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92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4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93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3_1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3_1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3_1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4" style:family="table-row"/>
    <style:style style:name="Cell35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94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6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95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1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1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16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17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18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19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20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2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5" style:family="table-row"/>
    <style:style style:name="Cell37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96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8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97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1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16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17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18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19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20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2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2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2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2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2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6" style:family="table-row"/>
    <style:style style:name="Cell39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98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0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99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9_1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9_1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9_1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9_1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9_1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9_16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9_17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9_18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9_19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9_20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9_2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9_2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9_2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9_2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9_2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7" style:family="table-row"/>
    <style:style style:name="Cell41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00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2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01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1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1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16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17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18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19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8" style:family="table-row"/>
    <style:style style:name="Cell43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02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4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03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1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16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17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18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19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20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2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2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2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2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2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26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27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28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29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30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3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3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3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3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3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36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37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38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39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40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4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4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4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justify" fo:break-before="auto" fo:line-height="100%" fo:margin-top="0cm" fo:orphans="2" fo:widows="2" style:writing-mode="lr-tb"/>
    </style:style>
    <style:style style:name="P105" style:family="paragraph" style:parent-style-name="Standard">
      <style:paragraph-properties fo:text-align="justify" fo:break-before="auto" fo:line-height="100%" fo:margin-top="0cm" fo:orphans="2" fo:widows="2" style:writing-mode="lr-tb"/>
    </style:style>
    <style:style style:name="P106" style:family="paragraph" style:parent-style-name="Heading_20_2">
      <style:paragraph-properties fo:text-align="justify" fo:break-before="auto" fo:line-height="100%" fo:margin-top="0cm" fo:keep-with-next="always" style:writing-mode="lr-tb"/>
    </style:style>
    <style:style style:name="T106_1" style:family="text">
      <style:text-properties fo:font-size="14pt" style:font-size-asian="14pt" style:font-size-complex="14pt"/>
    </style:style>
    <style:style style:name="T106_2" style:family="text">
      <style:text-properties fo:font-size="14pt" style:font-size-asian="14pt" style:font-size-complex="14pt"/>
    </style:style>
    <style:style style:name="T106_3" style:family="text">
      <style:text-properties fo:font-size="14pt" style:font-size-asian="14pt" style:font-size-complex="14pt"/>
    </style:style>
    <style:style style:name="T106_4" style:family="text">
      <style:text-properties fo:font-size="14pt" style:font-size-asian="14pt" style:font-size-complex="14pt"/>
    </style:style>
    <style:style style:name="T106_5" style:family="text">
      <style:text-properties fo:font-size="14pt" style:font-size-asian="14pt" style:font-size-complex="14pt"/>
    </style:style>
    <style:style style:name="P107" style:family="paragraph" style:parent-style-name="Standard">
      <style:paragraph-properties fo:text-align="justify" fo:break-before="auto" fo:line-height="100%" fo:margin-top="0cm" fo:orphans="2" fo:widows="2" style:writing-mode="lr-tb"/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08" style:family="paragraph" style:parent-style-name="Standard">
      <style:paragraph-properties fo:text-align="justify" fo:break-before="auto" fo:line-height="100%" fo:margin-top="0cm" fo:orphans="2" fo:widows="2" style:writing-mode="lr-tb"/>
    </style:style>
    <style:style style:name="T108_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8_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8_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8_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8_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8_6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8_7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8_8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8_9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8_10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8_1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8_1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8_1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8_1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8_1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8_16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8_17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8_18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8_19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8_20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8_21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8_22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8_23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8_24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8_25" style:family="text">
      <style:text-properties fo:color="#00b05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09" style:family="paragraph" style:parent-style-name="Standard">
      <style:paragraph-properties fo:text-align="justify" fo:break-before="auto" fo:line-height="100%" fo:margin-top="0cm" fo:margin-bottom="0cm" fo:orphans="2" fo:widows="2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able4" style:family="table">
      <style:table-properties table:align="left" style:width="16.055cm" fo:margin-left="-0.19cm"/>
    </style:style>
    <style:style style:name="Column9" style:family="table-column">
      <style:table-column-properties style:column-width="1cm"/>
    </style:style>
    <style:style style:name="Column10" style:family="table-column">
      <style:table-column-properties style:column-width="4.001cm"/>
    </style:style>
    <style:style style:name="Column11" style:family="table-column">
      <style:table-column-properties style:column-width="11.054cm"/>
    </style:style>
    <style:style style:name="Row19" style:family="table-row"/>
    <style:style style:name="Cell45" style:family="table-cell">
      <style:table-cell-properties fo:background-color="#e6e6e6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0" style:family="paragraph" style:parent-style-name="Standard">
      <style:paragraph-properties fo:text-align="center" fo:break-before="auto" fo:text-indent="0cm" fo:line-height="100%" fo:margin-top="0.212cm" fo:margin-bottom="0.212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6" style:family="table-cell">
      <style:table-cell-properties fo:background-color="#e6e6e6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1" style:family="paragraph" style:parent-style-name="Standard">
      <style:paragraph-properties fo:text-align="center" fo:break-before="auto" fo:text-indent="0cm" fo:line-height="100%" fo:margin-top="0.212cm" fo:margin-bottom="0.212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7" style:family="table-cell">
      <style:table-cell-properties fo:background-color="#e6e6e6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2" style:family="paragraph" style:parent-style-name="Standard">
      <style:paragraph-properties fo:text-align="center" fo:break-before="auto" fo:text-indent="0cm" fo:line-height="100%" fo:margin-top="0.212cm" fo:margin-bottom="0.212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20" style:family="table-row"/>
    <style:style style:name="Cell48" style:family="table-cell">
      <style:table-cell-properties fo:background-color="#ffffff" style:vertical-align="middle" fo:border-top="#000000 0.018cm solid" fo:border-bottom="#000000 0.018cm solid" fo:padding-left="0.19cm" fo:border-left="#000000 0.018cm solid" fo:padding-right="0.19cm" fo:border-right="#000000 0.018cm solid"/>
    </style:style>
    <style:style style:name="P113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fo:background-color="#ffffff" style:vertical-align="middle" fo:border-top="#000000 0.018cm solid" fo:border-bottom="#000000 0.018cm solid" fo:padding-left="0.19cm" fo:border-left="#000000 0.018cm solid" fo:padding-right="0.19cm" fo:border-right="#000000 0.018cm solid"/>
    </style:style>
    <style:style style:name="P114" style:family="paragraph" style:parent-style-name="Standard">
      <style:paragraph-properties fo:text-align="left" fo:break-before="auto" fo:text-indent="0cm" fo:line-height="100%" fo:margin-top="0.212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0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5" style:family="paragraph" style:parent-style-name="Standard">
      <style:paragraph-properties fo:text-align="justify" fo:break-before="auto" fo:text-indent="0cm" fo:line-height="100%" fo:margin-top="0.212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1" style:family="table-row"/>
    <style:style style:name="Cell51" style:family="table-cell">
      <style:table-cell-properties fo:background-color="#ffffff" style:vertical-align="middle" fo:border-top="#000000 0.018cm solid" fo:border-bottom="#000000 0.018cm solid" fo:padding-left="0.19cm" fo:border-left="#000000 0.018cm solid" fo:padding-right="0.19cm" fo:border-right="#000000 0.018cm solid"/>
    </style:style>
    <style:style style:name="P116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fo:background-color="#ffffff" style:vertical-align="middle" fo:border-top="#000000 0.018cm solid" fo:border-bottom="#000000 0.018cm solid" fo:padding-left="0.19cm" fo:border-left="#000000 0.018cm solid" fo:padding-right="0.19cm" fo:border-right="#000000 0.018cm solid"/>
    </style:style>
    <style:style style:name="P117" style:family="paragraph" style:parent-style-name="Standard">
      <style:paragraph-properties fo:text-align="left" fo:break-before="auto" fo:text-indent="0cm" fo:line-height="100%" fo:margin-top="0.212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3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8" style:family="paragraph" style:parent-style-name="Standard">
      <style:paragraph-properties fo:text-align="justify" fo:break-before="auto" fo:text-indent="0cm" fo:line-height="100%" fo:margin-top="0.212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2" style:family="table-row"/>
    <style:style style:name="Cell54" style:family="table-cell">
      <style:table-cell-properties fo:background-color="#ffffff" style:vertical-align="middle" fo:border-top="#000000 0.018cm solid" fo:border-bottom="#000000 0.018cm solid" fo:padding-left="0.19cm" fo:border-left="#000000 0.018cm solid" fo:padding-right="0.19cm" fo:border-right="#000000 0.018cm solid"/>
    </style:style>
    <style:style style:name="P119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fo:background-color="#ffffff" style:vertical-align="middle" fo:border-top="#000000 0.018cm solid" fo:border-bottom="#000000 0.018cm solid" fo:padding-left="0.19cm" fo:border-left="#000000 0.018cm solid" fo:padding-right="0.19cm" fo:border-right="#000000 0.018cm solid"/>
    </style:style>
    <style:style style:name="P120" style:family="paragraph" style:parent-style-name="Standard">
      <style:paragraph-properties fo:text-align="left" fo:break-before="auto" fo:text-indent="0cm" fo:line-height="100%" fo:margin-top="0.212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6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21" style:family="paragraph" style:parent-style-name="Standard">
      <style:paragraph-properties fo:text-align="justify" fo:break-before="auto" fo:text-indent="0cm" fo:line-height="100%" fo:margin-top="0.212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3" style:family="table-row"/>
    <style:style style:name="Cell57" style:family="table-cell">
      <style:table-cell-properties fo:background-color="#ffffff" style:vertical-align="middle" fo:border-top="#000000 0.018cm solid" fo:border-bottom="#000000 0.018cm solid" fo:padding-left="0.19cm" fo:border-left="#000000 0.018cm solid" fo:padding-right="0.19cm" fo:border-right="#000000 0.018cm solid"/>
    </style:style>
    <style:style style:name="P122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fo:background-color="#ffffff" style:vertical-align="middle" fo:border-top="#000000 0.018cm solid" fo:border-bottom="#000000 0.018cm solid" fo:padding-left="0.19cm" fo:border-left="#000000 0.018cm solid" fo:padding-right="0.19cm" fo:border-right="#000000 0.018cm solid"/>
    </style:style>
    <style:style style:name="P123" style:family="paragraph" style:parent-style-name="Standard">
      <style:paragraph-properties fo:text-align="left" fo:break-before="auto" fo:text-indent="0cm" fo:line-height="100%" fo:margin-top="0.212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9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24" style:family="paragraph" style:parent-style-name="Standard">
      <style:paragraph-properties fo:text-align="justify" fo:break-before="auto" fo:text-indent="0cm" fo:line-height="100%" fo:margin-top="0.212cm" fo:margin-bottom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b05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justify" fo:break-before="auto" fo:line-height="100%" fo:margin-top="0.212cm" fo:orphans="2" fo:widows="2" style:writing-mode="lr-tb"/>
    </style:style>
    <style:style style:name="P126" style:family="paragraph" style:parent-style-name="Heading_20_2">
      <style:paragraph-properties fo:text-align="justify" fo:break-before="auto" fo:line-height="100%" fo:margin-top="0cm" fo:keep-with-next="always" style:writing-mode="lr-tb"/>
    </style:style>
    <style:style style:name="T126_1" style:family="text">
      <style:text-properties fo:font-size="14pt" style:font-size-asian="14pt" style:font-size-complex="14pt"/>
    </style:style>
    <style:style style:name="T126_2" style:family="text">
      <style:text-properties fo:font-size="14pt" style:font-size-asian="14pt" style:font-size-complex="14pt"/>
    </style:style>
    <style:style style:name="T126_3" style:family="text">
      <style:text-properties fo:font-size="14pt" style:font-size-asian="14pt" style:font-size-complex="14pt"/>
    </style:style>
    <style:style style:name="T126_4" style:family="text">
      <style:text-properties fo:font-size="14pt" style:font-size-asian="14pt" style:font-size-complex="14pt"/>
    </style:style>
    <style:style style:name="T126_5" style:family="text">
      <style:text-properties fo:font-size="14pt" style:font-size-asian="14pt" style:font-size-complex="14pt"/>
    </style:style>
    <style:style style:name="P127" style:family="paragraph" style:parent-style-name="Standard">
      <style:paragraph-properties fo:text-align="justify" fo:break-before="auto" fo:line-height="100%" fo:margin-top="0.423cm" fo:margin-bottom="0.212cm" fo:margin-right="0cm" fo:keep-with-next="always" fo:orphans="2" fo:widows="2" style:writing-mode="lr-tb">
        <style:tab-stops>
          <style:tab-stop style:type="left" style:leader-style="none" style:position="0.635cm"/>
        </style:tab-stops>
      </style:paragraph-properties>
    </style:style>
    <style:style style:name="T127_1" style:family="text">
      <style:text-properties fo:color="#00b050" fo:font-size="10pt" style:font-size-asian="10pt" style:font-size-complex="10pt"/>
    </style:style>
    <style:style style:name="T127_2" style:family="text">
      <style:text-properties fo:color="#00b050" fo:font-size="10pt" style:font-size-asian="10pt" style:font-size-complex="10pt"/>
    </style:style>
    <style:style style:name="T127_3" style:family="text">
      <style:text-properties fo:color="#00b050" fo:font-size="10pt" style:font-size-asian="10pt" style:font-size-complex="10pt"/>
    </style:style>
    <style:style style:name="T127_4" style:family="text">
      <style:text-properties fo:color="#00b050" fo:font-size="10pt" style:font-size-asian="10pt" style:font-size-complex="10pt"/>
    </style:style>
    <style:style style:name="T127_5" style:family="text">
      <style:text-properties fo:color="#00b050" fo:font-size="10pt" style:font-size-asian="10pt" style:font-size-complex="10pt"/>
    </style:style>
    <style:style style:name="T127_6" style:family="text">
      <style:text-properties fo:color="#00b050" fo:font-size="10pt" style:font-size-asian="10pt" style:font-size-complex="10pt"/>
    </style:style>
    <style:style style:name="T127_7" style:family="text">
      <style:text-properties fo:color="#00b050" fo:font-size="10pt" style:font-size-asian="10pt" style:font-size-complex="10pt"/>
    </style:style>
    <style:style style:name="T127_8" style:family="text">
      <style:text-properties fo:color="#00b050" fo:font-size="10pt" style:font-size-asian="10pt" style:font-size-complex="10pt"/>
    </style:style>
    <style:style style:name="T127_9" style:family="text">
      <style:text-properties fo:color="#00b050" fo:font-size="10pt" style:font-size-asian="10pt" style:font-size-complex="10pt"/>
    </style:style>
    <style:style style:name="T127_10" style:family="text">
      <style:text-properties fo:color="#00b050" fo:font-size="10pt" style:font-size-asian="10pt" style:font-size-complex="10pt"/>
    </style:style>
    <style:style style:name="T127_11" style:family="text">
      <style:text-properties fo:color="#00b050" fo:font-size="10pt" style:font-size-asian="10pt" style:font-size-complex="10pt"/>
    </style:style>
    <style:style style:name="T127_12" style:family="text">
      <style:text-properties fo:color="#00b050" fo:font-size="10pt" style:font-size-asian="10pt" style:font-size-complex="10pt"/>
    </style:style>
    <style:style style:name="T127_13" style:family="text">
      <style:text-properties fo:color="#00b050" fo:font-size="10pt" style:font-size-asian="10pt" style:font-size-complex="10pt"/>
    </style:style>
    <style:style style:name="T127_14" style:family="text">
      <style:text-properties fo:color="#00b050" fo:font-size="10pt" style:font-size-asian="10pt" style:font-size-complex="10pt"/>
    </style:style>
    <style:style style:name="T127_15" style:family="text">
      <style:text-properties fo:color="#00b050" fo:font-size="10pt" style:font-size-asian="10pt" style:font-size-complex="10pt"/>
    </style:style>
    <style:style style:name="T127_16" style:family="text">
      <style:text-properties fo:color="#00b050" fo:font-size="10pt" style:font-size-asian="10pt" style:font-size-complex="10pt"/>
    </style:style>
    <style:style style:name="T127_17" style:family="text">
      <style:text-properties fo:color="#00b050" fo:font-size="10pt" style:font-size-asian="10pt" style:font-size-complex="10pt"/>
    </style:style>
    <style:style style:name="T127_18" style:family="text">
      <style:text-properties fo:color="#00b050" fo:font-size="10pt" style:font-size-asian="10pt" style:font-size-complex="10pt"/>
    </style:style>
    <style:style style:name="T127_19" style:family="text">
      <style:text-properties fo:color="#00b050" fo:font-size="10pt" style:font-size-asian="10pt" style:font-size-complex="10pt"/>
    </style:style>
    <style:style style:name="T127_20" style:family="text">
      <style:text-properties fo:color="#00b050" fo:font-size="10pt" style:font-size-asian="10pt" style:font-size-complex="10pt"/>
    </style:style>
    <style:style style:name="T127_21" style:family="text">
      <style:text-properties fo:color="#00b050" fo:font-size="10pt" style:font-size-asian="10pt" style:font-size-complex="10pt"/>
    </style:style>
    <style:style style:name="T127_22" style:family="text">
      <style:text-properties fo:color="#00b050" fo:font-size="10pt" style:font-size-asian="10pt" style:font-size-complex="10pt"/>
    </style:style>
    <style:style style:name="T127_23" style:family="text">
      <style:text-properties fo:color="#00b050" fo:font-size="10pt" style:font-size-asian="10pt" style:font-size-complex="10pt"/>
    </style:style>
    <style:style style:name="T127_24" style:family="text">
      <style:text-properties fo:color="#00b050" fo:font-size="10pt" style:font-size-asian="10pt" style:font-size-complex="10pt"/>
    </style:style>
    <style:style style:name="T127_25" style:family="text">
      <style:text-properties fo:color="#00b050" fo:font-size="10pt" style:font-size-asian="10pt" style:font-size-complex="10pt"/>
    </style:style>
    <style:style style:name="T127_26" style:family="text">
      <style:text-properties fo:color="#00b050" fo:font-size="10pt" style:font-size-asian="10pt" style:font-size-complex="10pt"/>
    </style:style>
    <style:style style:name="T127_27" style:family="text">
      <style:text-properties fo:color="#00b050" fo:font-size="10pt" style:font-size-asian="10pt" style:font-size-complex="10pt"/>
    </style:style>
    <style:style style:name="T127_28" style:family="text">
      <style:text-properties fo:color="#00b050" fo:font-size="10pt" style:font-size-asian="10pt" style:font-size-complex="10pt"/>
    </style:style>
    <style:style style:name="T127_29" style:family="text">
      <style:text-properties fo:color="#00b050" fo:font-size="10pt" style:font-size-asian="10pt" style:font-size-complex="10pt"/>
    </style:style>
    <style:style style:name="T127_30" style:family="text">
      <style:text-properties fo:color="#00b050" fo:font-size="10pt" style:font-size-asian="10pt" style:font-size-complex="10pt"/>
    </style:style>
    <style:style style:name="T127_31" style:family="text">
      <style:text-properties fo:color="#00b050" fo:font-size="10pt" style:font-size-asian="10pt" style:font-size-complex="10pt"/>
    </style:style>
    <style:style style:name="P128" style:family="paragraph" style:parent-style-name="Heading_20_2">
      <style:paragraph-properties fo:text-align="justify" fo:break-before="auto" fo:line-height="100%" fo:margin-top="0cm" fo:keep-with-next="always" style:writing-mode="lr-tb"/>
    </style:style>
    <style:style style:name="T128_1" style:family="text">
      <style:text-properties fo:font-size="14pt" style:font-size-asian="14pt" style:font-size-complex="14pt"/>
    </style:style>
    <style:style style:name="P129" style:family="paragraph" style:parent-style-name="Standard">
      <style:paragraph-properties fo:text-align="justify" fo:break-before="auto" fo:line-height="100%" fo:margin-top="0.212cm" style:writing-mode="lr-tb"/>
    </style:style>
    <style:style style:name="T129_1" style:family="text">
      <style:text-properties fo:color="#00b050" fo:font-size="10pt" style:font-size-asian="10pt" style:font-size-complex="10pt"/>
    </style:style>
    <style:style style:name="T129_2" style:family="text">
      <style:text-properties fo:color="#00b050" fo:font-size="10pt" style:font-size-asian="10pt" style:font-size-complex="10pt"/>
    </style:style>
    <style:style style:name="T129_3" style:family="text">
      <style:text-properties fo:color="#00b050" fo:font-size="10pt" style:font-size-asian="10pt" style:font-size-complex="10pt"/>
    </style:style>
    <style:style style:name="T129_4" style:family="text">
      <style:text-properties fo:color="#00b050" fo:font-size="10pt" style:font-size-asian="10pt" style:font-size-complex="10pt"/>
    </style:style>
    <style:style style:name="T129_5" style:family="text">
      <style:text-properties fo:color="#00b050" fo:font-size="10pt" style:font-size-asian="10pt" style:font-size-complex="10pt"/>
    </style:style>
    <style:style style:name="T129_6" style:family="text">
      <style:text-properties fo:color="#00b050" fo:font-size="10pt" style:font-size-asian="10pt" style:font-size-complex="10pt"/>
    </style:style>
    <style:style style:name="T129_7" style:family="text">
      <style:text-properties fo:color="#00b050" fo:font-size="10pt" style:font-size-asian="10pt" style:font-size-complex="10pt"/>
    </style:style>
    <style:style style:name="T129_8" style:family="text">
      <style:text-properties fo:color="#00b050" fo:font-size="10pt" style:font-size-asian="10pt" style:font-size-complex="10pt"/>
    </style:style>
    <style:style style:name="T129_9" style:family="text">
      <style:text-properties fo:color="#00b050" fo:font-size="10pt" style:font-size-asian="10pt" style:font-size-complex="10pt"/>
    </style:style>
    <style:style style:name="T129_10" style:family="text">
      <style:text-properties fo:color="#00b050" fo:font-size="10pt" style:font-size-asian="10pt" style:font-size-complex="10pt"/>
    </style:style>
    <style:style style:name="T129_11" style:family="text">
      <style:text-properties fo:color="#00b050" fo:font-size="10pt" style:font-size-asian="10pt" style:font-size-complex="10pt"/>
    </style:style>
    <style:style style:name="T129_12" style:family="text">
      <style:text-properties fo:color="#00b050" fo:font-size="10pt" style:font-size-asian="10pt" style:font-size-complex="10pt"/>
    </style:style>
    <style:style style:name="T129_13" style:family="text">
      <style:text-properties fo:color="#00b050" fo:font-size="10pt" style:font-size-asian="10pt" style:font-size-complex="10pt"/>
    </style:style>
    <style:style style:name="T129_14" style:family="text">
      <style:text-properties fo:color="#00b050" fo:font-size="10pt" style:font-size-asian="10pt" style:font-size-complex="10pt"/>
    </style:style>
    <style:style style:name="T129_15" style:family="text">
      <style:text-properties fo:color="#00b050" fo:font-size="10pt" style:font-size-asian="10pt" style:font-size-complex="10pt"/>
    </style:style>
    <style:style style:name="T129_16" style:family="text">
      <style:text-properties fo:color="#00b050" fo:font-size="10pt" style:font-size-asian="10pt" style:font-size-complex="10pt"/>
    </style:style>
    <style:style style:name="T129_17" style:family="text">
      <style:text-properties fo:color="#00b050" fo:font-size="10pt" style:font-size-asian="10pt" style:font-size-complex="10pt"/>
    </style:style>
    <style:style style:name="T129_18" style:family="text">
      <style:text-properties fo:color="#00b050" fo:font-size="10pt" style:font-size-asian="10pt" style:font-size-complex="10pt"/>
    </style:style>
    <style:style style:name="T129_19" style:family="text">
      <style:text-properties fo:color="#00b050" fo:font-size="10pt" style:font-size-asian="10pt" style:font-size-complex="10pt"/>
    </style:style>
    <style:style style:name="T129_20" style:family="text">
      <style:text-properties fo:color="#00b050" fo:font-size="10pt" style:font-size-asian="10pt" style:font-size-complex="10pt"/>
    </style:style>
    <style:style style:name="T129_21" style:family="text">
      <style:text-properties fo:color="#00b050" fo:font-size="10pt" style:font-size-asian="10pt" style:font-size-complex="10pt"/>
    </style:style>
    <style:style style:name="T129_22" style:family="text">
      <style:text-properties fo:color="#00b050" fo:font-size="10pt" style:font-size-asian="10pt" style:font-size-complex="10pt"/>
    </style:style>
    <style:style style:name="T129_23" style:family="text">
      <style:text-properties fo:color="#00b050" fo:font-size="10pt" style:font-size-asian="10pt" style:font-size-complex="10pt"/>
    </style:style>
    <style:style style:name="T129_24" style:family="text">
      <style:text-properties fo:color="#00b050" fo:font-size="10pt" style:font-size-asian="10pt" style:font-size-complex="10pt"/>
    </style:style>
    <style:style style:name="T129_25" style:family="text">
      <style:text-properties fo:color="#00b050" fo:font-size="10pt" style:font-size-asian="10pt" style:font-size-complex="10pt"/>
    </style:style>
    <style:style style:name="T129_26" style:family="text">
      <style:text-properties fo:color="#00b050" fo:font-size="10pt" style:font-size-asian="10pt" style:font-size-complex="10pt"/>
    </style:style>
    <style:style style:name="T129_27" style:family="text">
      <style:text-properties fo:color="#00b050" fo:font-size="10pt" style:font-size-asian="10pt" style:font-size-complex="10pt"/>
    </style:style>
    <style:style style:name="T129_28" style:family="text">
      <style:text-properties fo:color="#00b050" fo:font-size="10pt" style:font-size-asian="10pt" style:font-size-complex="10pt"/>
    </style:style>
    <style:style style:name="T129_29" style:family="text">
      <style:text-properties fo:color="#00b050" fo:font-size="10pt" style:font-size-asian="10pt" style:font-size-complex="10pt"/>
    </style:style>
    <style:style style:name="T129_30" style:family="text">
      <style:text-properties fo:color="#00b050" fo:font-size="10pt" style:font-size-asian="10pt" style:font-size-complex="10pt"/>
    </style:style>
    <style:style style:name="T129_31" style:family="text">
      <style:text-properties fo:color="#00b050" fo:font-size="10pt" style:font-size-asian="10pt" style:font-size-complex="10pt"/>
    </style:style>
    <style:style style:name="T129_32" style:family="text">
      <style:text-properties fo:color="#00b050" fo:font-size="10pt" style:font-size-asian="10pt" style:font-size-complex="10pt"/>
    </style:style>
    <style:style style:name="T129_33" style:family="text">
      <style:text-properties fo:color="#00b050" fo:font-size="10pt" style:font-size-asian="10pt" style:font-size-complex="10pt"/>
    </style:style>
    <style:style style:name="T129_34" style:family="text">
      <style:text-properties fo:color="#00b050" fo:font-size="10pt" style:font-size-asian="10pt" style:font-size-complex="10pt"/>
    </style:style>
    <style:style style:name="T129_35" style:family="text">
      <style:text-properties fo:color="#00b050" fo:font-size="10pt" style:font-size-asian="10pt" style:font-size-complex="10pt"/>
    </style:style>
    <style:style style:name="T129_36" style:family="text">
      <style:text-properties fo:color="#00b050" fo:font-size="10pt" style:font-size-asian="10pt" style:font-size-complex="10pt"/>
    </style:style>
    <style:style style:name="T129_37" style:family="text">
      <style:text-properties fo:color="#00b050" fo:font-size="10pt" style:font-size-asian="10pt" style:font-size-complex="10pt"/>
    </style:style>
    <style:style style:name="T129_38" style:family="text">
      <style:text-properties fo:color="#00b050" fo:font-size="10pt" style:font-size-asian="10pt" style:font-size-complex="10pt"/>
    </style:style>
    <style:style style:name="T129_39" style:family="text">
      <style:text-properties fo:color="#00b050" fo:font-size="10pt" style:font-size-asian="10pt" style:font-size-complex="10pt"/>
    </style:style>
    <style:style style:name="T129_40" style:family="text">
      <style:text-properties fo:color="#00b050" fo:font-size="10pt" style:font-size-asian="10pt" style:font-size-complex="10pt"/>
    </style:style>
    <style:style style:name="T129_41" style:family="text">
      <style:text-properties fo:color="#00b050" fo:font-size="10pt" style:font-size-asian="10pt" style:font-size-complex="10pt"/>
    </style:style>
    <style:style style:name="T129_42" style:family="text">
      <style:text-properties fo:color="#00b050" fo:font-size="10pt" style:font-size-asian="10pt" style:font-size-complex="10pt"/>
    </style:style>
    <style:style style:name="T129_43" style:family="text">
      <style:text-properties fo:color="#00b050" fo:font-size="10pt" style:font-size-asian="10pt" style:font-size-complex="10pt"/>
    </style:style>
    <style:style style:name="T129_44" style:family="text">
      <style:text-properties fo:color="#00b050" fo:font-size="10pt" style:font-size-asian="10pt" style:font-size-complex="10pt"/>
    </style:style>
    <style:style style:name="T129_45" style:family="text">
      <style:text-properties fo:color="#00b050" fo:font-size="10pt" style:font-size-asian="10pt" style:font-size-complex="10pt"/>
    </style:style>
    <style:style style:name="T129_46" style:family="text">
      <style:text-properties fo:color="#00b050" fo:font-size="10pt" style:font-size-asian="10pt" style:font-size-complex="10pt"/>
    </style:style>
    <style:style style:name="T129_47" style:family="text">
      <style:text-properties fo:color="#00b050" fo:font-size="10pt" style:font-size-asian="10pt" style:font-size-complex="10pt"/>
    </style:style>
    <style:style style:name="T129_48" style:family="text">
      <style:text-properties fo:color="#00b050" fo:font-size="10pt" style:font-size-asian="10pt" style:font-size-complex="10pt"/>
    </style:style>
    <style:style style:name="T129_49" style:family="text">
      <style:text-properties fo:color="#00b050" fo:font-size="10pt" style:font-size-asian="10pt" style:font-size-complex="10pt"/>
    </style:style>
    <style:style style:name="T129_50" style:family="text">
      <style:text-properties fo:color="#00b050" fo:font-size="10pt" style:font-size-asian="10pt" style:font-size-complex="10pt"/>
    </style:style>
    <style:style style:name="T129_51" style:family="text">
      <style:text-properties fo:color="#00b050" fo:font-size="10pt" style:font-size-asian="10pt" style:font-size-complex="10pt"/>
    </style:style>
    <style:style style:name="T129_52" style:family="text">
      <style:text-properties style:font-name="Verdana" fo:font-size="10pt" style:font-name-asian="Verdana" style:font-size-asian="10pt" style:font-name-complex="Verdana" style:font-size-complex="10pt" fo:font-weight="normal" style:font-weight-asian="normal" style:font-weight-complex="normal"/>
    </style:style>
  </office:automatic-styles>
  <office:body>
    <office:text>
      <text:p text:style-name="P1"><text:span text:style-name="T1_1">Plano</text:span><text:span text:style-name="T1_2"><text:s/></text:span><text:span text:style-name="T1_3">de</text:span><text:span text:style-name="T1_4"><text:s/></text:span><text:span text:style-name="T1_5">Verificação</text:span><text:span text:style-name="T1_6">/</text:span><text:span text:style-name="T1_7">Validação</text:span></text:p>
      <text:p text:style-name="P2"/>
      <text:p text:style-name="P3"/>
      <text:p text:style-name="P4"><text:span text:style-name="T4_1">Projeto</text:span><text:span text:style-name="T4_2">:<text:s/></text:span><text:span text:style-name="T4_3">&lt;</text:span><text:span text:style-name="T4_4">Nome</text:span><text:span text:style-name="T4_5"><text:s/></text:span><text:span text:style-name="T4_6">do</text:span><text:span text:style-name="T4_7"><text:s/></text:span><text:span text:style-name="T4_8">Projeto</text:span><text:span text:style-name="T4_9">&gt;</text:span></text:p>
      <text:p text:style-name="P5"><text:span text:style-name="T5_1">Cliente</text:span><text:span text:style-name="T5_2">:<text:s/></text:span><text:span text:style-name="T5_3">&lt;</text:span><text:span text:style-name="T5_4">Nome</text:span><text:span text:style-name="T5_5"><text:s/></text:span><text:span text:style-name="T5_6">do</text:span><text:span text:style-name="T5_7"><text:s/></text:span><text:span text:style-name="T5_8">Cliente</text:span><text:span text:style-name="T5_9">&gt;</text:span></text:p>
      <text:p text:style-name="P6"><text:span text:style-name="T6_1">Responsável</text:span><text:span text:style-name="T6_2"><text:s/></text:span><text:span text:style-name="T6_3">pela</text:span><text:span text:style-name="T6_4"><text:s/></text:span><text:span text:style-name="T6_5">Elaboração</text:span><text:span text:style-name="T6_6">:<text:s/></text:span><text:span text:style-name="T6_7">&lt;</text:span><text:span text:style-name="T6_8">Nome</text:span><text:span text:style-name="T6_9">&gt;</text:span><text:span text:style-name="T6_10"><text:s/></text:span></text:p>
      <text:p text:style-name="P7"><text:span text:style-name="T7_1">Função</text:span><text:span text:style-name="T7_2"><text:s/></text:span><text:span text:style-name="T7_3">do</text:span><text:span text:style-name="T7_4"><text:s/></text:span><text:span text:style-name="T7_5">Responsável</text:span><text:span text:style-name="T7_6">:<text:s/></text:span><text:span text:style-name="T7_7">&lt;</text:span><text:span text:style-name="T7_8">Função</text:span><text:span text:style-name="T7_9">&gt;</text:span><text:span text:style-name="T7_10"><text:s/></text:span></text:p>
      <text:p text:style-name="P8"><text:span text:style-name="T8_1">E</text:span><text:span text:style-name="T8_2">-</text:span><text:span text:style-name="T8_3">mail</text:span><text:span text:style-name="T8_4"><text:s/></text:span><text:span text:style-name="T8_5">do</text:span><text:span text:style-name="T8_6"><text:s/></text:span><text:span text:style-name="T8_7">Responsável</text:span><text:span text:style-name="T8_8">:<text:s/></text:span><text:span text:style-name="T8_9">&lt;</text:span><text:span text:style-name="T8_10">Email</text:span><text:span text:style-name="T8_11">&gt;</text:span></text:p>
      <text:p text:style-name="P9"/>
      <text:p text:style-name="P10"/>
      <text:p text:style-name="P11"><text:span text:style-name="T11_1">Histórico</text:span><text:span text:style-name="T11_2"><text:s/></text:span><text:span text:style-name="T11_3">de</text:span><text:span text:style-name="T11_4"><text:s/></text:span><text:span text:style-name="T11_5">Alteraç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2"><text:span text:style-name="T12_1">Data</text:span></text:p>
          </table:table-cell>
          <table:table-cell table:style-name="Cell2">
            <text:p text:style-name="P13"><text:span text:style-name="T13_1">Versão</text:span></text:p>
          </table:table-cell>
          <table:table-cell table:style-name="Cell3">
            <text:p text:style-name="P14"><text:span text:style-name="T14_1">Descrição</text:span></text:p>
          </table:table-cell>
          <table:table-cell table:style-name="Cell4">
            <text:p text:style-name="P15"><text:span text:style-name="T15_1">Autor</text:span></text:p>
          </table:table-cell>
        </table:table-row>
        <table:table-row table:style-name="Row2">
          <table:table-cell table:style-name="Cell5">
            <text:p text:style-name="P16"/>
          </table:table-cell>
          <table:table-cell table:style-name="Cell6">
            <text:p text:style-name="P17"/>
          </table:table-cell>
          <table:table-cell table:style-name="Cell7">
            <text:p text:style-name="P18"/>
          </table:table-cell>
          <table:table-cell table:style-name="Cell8">
            <text:p text:style-name="P19"/>
          </table:table-cell>
        </table:table-row>
        <table:table-row table:style-name="Row3">
          <table:table-cell table:style-name="Cell9">
            <text:p text:style-name="P20"/>
          </table:table-cell>
          <table:table-cell table:style-name="Cell10">
            <text:p text:style-name="P21"/>
          </table:table-cell>
          <table:table-cell table:style-name="Cell11">
            <text:p text:style-name="P22"/>
          </table:table-cell>
          <table:table-cell table:style-name="Cell12">
            <text:p text:style-name="P23"/>
          </table:table-cell>
        </table:table-row>
        <table:table-row table:style-name="Row4">
          <table:table-cell table:style-name="Cell13">
            <text:p text:style-name="P24"/>
          </table:table-cell>
          <table:table-cell table:style-name="Cell14">
            <text:p text:style-name="P25"/>
          </table:table-cell>
          <table:table-cell table:style-name="Cell15">
            <text:p text:style-name="P26"/>
          </table:table-cell>
          <table:table-cell table:style-name="Cell16">
            <text:p text:style-name="P27"/>
          </table:table-cell>
        </table:table-row>
      </table:table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><text:span text:style-name="T41_1"><text:a xlink:type="simple" xlink:href="#h.mgub2lba80k7"><text:span text:style-name="T41_2">Objetivo</text:span></text:a></text:span></text:p>
      <text:p text:style-name="P42"><text:span text:style-name="T42_1"><text:a xlink:type="simple" xlink:href="#h.y5bruvqndype"><text:span text:style-name="T42_2">Definições</text:span></text:a></text:span><text:span text:style-name="T42_3"><text:a xlink:type="simple" xlink:href="#h.y5bruvqndype"><text:span text:style-name="T42_4">,<text:s/></text:span></text:a></text:span><text:span text:style-name="T42_5"><text:a xlink:type="simple" xlink:href="#h.y5bruvqndype"><text:span text:style-name="T42_6">Acrônimos</text:span></text:a></text:span><text:span text:style-name="T42_7"><text:a xlink:type="simple" xlink:href="#h.y5bruvqndype"><text:span text:style-name="T42_8"><text:s/></text:span></text:a></text:span><text:span text:style-name="T42_9"><text:a xlink:type="simple" xlink:href="#h.y5bruvqndype"><text:span text:style-name="T42_10">e</text:span></text:a></text:span><text:span text:style-name="T42_11"><text:a xlink:type="simple" xlink:href="#h.y5bruvqndype"><text:span text:style-name="T42_12"><text:s/></text:span></text:a></text:span><text:span text:style-name="T42_13"><text:a xlink:type="simple" xlink:href="#h.y5bruvqndype"><text:span text:style-name="T42_14">Abreviações</text:span></text:a></text:span></text:p>
      <text:p text:style-name="P43"><text:span text:style-name="T43_1"><text:a xlink:type="simple" xlink:href="#h.lfnxfop1o3e4"><text:span text:style-name="T43_2">Referências</text:span></text:a></text:span></text:p>
      <text:p text:style-name="P44"><text:span text:style-name="T44_1"><text:a xlink:type="simple" xlink:href="#h.qqm7oktrb2px"><text:span text:style-name="T44_2">Itens</text:span></text:a></text:span><text:span text:style-name="T44_3"><text:a xlink:type="simple" xlink:href="#h.qqm7oktrb2px"><text:span text:style-name="T44_4"><text:s/></text:span></text:a></text:span><text:span text:style-name="T44_5"><text:a xlink:type="simple" xlink:href="#h.qqm7oktrb2px"><text:span text:style-name="T44_6">Alvo</text:span></text:a></text:span><text:span text:style-name="T44_7"><text:a xlink:type="simple" xlink:href="#h.qqm7oktrb2px"><text:span text:style-name="T44_8"><text:s/></text:span></text:a></text:span><text:span text:style-name="T44_9"><text:a xlink:type="simple" xlink:href="#h.qqm7oktrb2px"><text:span text:style-name="T44_10">de</text:span></text:a></text:span><text:span text:style-name="T44_11"><text:a xlink:type="simple" xlink:href="#h.qqm7oktrb2px"><text:span text:style-name="T44_12"><text:s/></text:span></text:a></text:span><text:span text:style-name="T44_13"><text:a xlink:type="simple" xlink:href="#h.qqm7oktrb2px"><text:span text:style-name="T44_14">Verificação</text:span></text:a></text:span><text:span text:style-name="T44_15"><text:a xlink:type="simple" xlink:href="#h.qqm7oktrb2px"><text:span text:style-name="T44_16">/</text:span></text:a></text:span><text:span text:style-name="T44_17"><text:a xlink:type="simple" xlink:href="#h.qqm7oktrb2px"><text:span text:style-name="T44_18">Validação</text:span></text:a></text:span></text:p>
      <text:p text:style-name="P45"><text:span text:style-name="T45_1"><text:a xlink:type="simple" xlink:href="#h.n8u4ymeqclw2"><text:span text:style-name="T45_2">Estratégias</text:span></text:a></text:span><text:span text:style-name="T45_3"><text:a xlink:type="simple" xlink:href="#h.n8u4ymeqclw2"><text:span text:style-name="T45_4"><text:s/></text:span></text:a></text:span><text:span text:style-name="T45_5"><text:a xlink:type="simple" xlink:href="#h.n8u4ymeqclw2"><text:span text:style-name="T45_6">de</text:span></text:a></text:span><text:span text:style-name="T45_7"><text:a xlink:type="simple" xlink:href="#h.n8u4ymeqclw2"><text:span text:style-name="T45_8"><text:s/></text:span></text:a></text:span><text:span text:style-name="T45_9"><text:a xlink:type="simple" xlink:href="#h.n8u4ymeqclw2"><text:span text:style-name="T45_10">Verificação</text:span></text:a></text:span><text:span text:style-name="T45_11"><text:a xlink:type="simple" xlink:href="#h.n8u4ymeqclw2"><text:span text:style-name="T45_12">/</text:span></text:a></text:span><text:span text:style-name="T45_13"><text:a xlink:type="simple" xlink:href="#h.n8u4ymeqclw2"><text:span text:style-name="T45_14">Validação</text:span></text:a></text:span></text:p>
      <text:p text:style-name="P46"><text:span text:style-name="T46_1"><text:a xlink:type="simple" xlink:href="#h.gpulkodsl843"><text:span text:style-name="T46_2">&lt;</text:span></text:a></text:span><text:span text:style-name="T46_3"><text:a xlink:type="simple" xlink:href="#h.gpulkodsl843"><text:span text:style-name="T46_4">Nome</text:span></text:a></text:span><text:span text:style-name="T46_5"><text:a xlink:type="simple" xlink:href="#h.gpulkodsl843"><text:span text:style-name="T46_6"><text:s/></text:span></text:a></text:span><text:span text:style-name="T46_7"><text:a xlink:type="simple" xlink:href="#h.gpulkodsl843"><text:span text:style-name="T46_8">do</text:span></text:a></text:span><text:span text:style-name="T46_9"><text:a xlink:type="simple" xlink:href="#h.gpulkodsl843"><text:span text:style-name="T46_10"><text:s/></text:span></text:a></text:span><text:span text:style-name="T46_11"><text:a xlink:type="simple" xlink:href="#h.gpulkodsl843"><text:span text:style-name="T46_12">Método</text:span></text:a></text:span><text:span text:style-name="T46_13"><text:a xlink:type="simple" xlink:href="#h.gpulkodsl843"><text:span text:style-name="T46_14"><text:s/></text:span></text:a></text:span><text:span text:style-name="T46_15"><text:a xlink:type="simple" xlink:href="#h.gpulkodsl843"><text:span text:style-name="T46_16">de</text:span></text:a></text:span><text:span text:style-name="T46_17"><text:a xlink:type="simple" xlink:href="#h.gpulkodsl843"><text:span text:style-name="T46_18"><text:s/></text:span></text:a></text:span><text:span text:style-name="T46_19"><text:a xlink:type="simple" xlink:href="#h.gpulkodsl843"><text:span text:style-name="T46_20">Verificação</text:span></text:a></text:span><text:span text:style-name="T46_21"><text:a xlink:type="simple" xlink:href="#h.gpulkodsl843"><text:span text:style-name="T46_22">/</text:span></text:a></text:span><text:span text:style-name="T46_23"><text:a xlink:type="simple" xlink:href="#h.gpulkodsl843"><text:span text:style-name="T46_24">Validação</text:span></text:a></text:span><text:span text:style-name="T46_25"><text:a xlink:type="simple" xlink:href="#h.gpulkodsl843"><text:span text:style-name="T46_26">&gt;</text:span></text:a></text:span></text:p>
      <text:p text:style-name="P47"><text:span text:style-name="T47_1"><text:a xlink:type="simple" xlink:href="#h.pht06hqd7r20"><text:span text:style-name="T47_2">&lt;</text:span></text:a></text:span><text:span text:style-name="T47_3"><text:a xlink:type="simple" xlink:href="#h.pht06hqd7r20"><text:span text:style-name="T47_4">Nome</text:span></text:a></text:span><text:span text:style-name="T47_5"><text:a xlink:type="simple" xlink:href="#h.pht06hqd7r20"><text:span text:style-name="T47_6"><text:s/></text:span></text:a></text:span><text:span text:style-name="T47_7"><text:a xlink:type="simple" xlink:href="#h.pht06hqd7r20"><text:span text:style-name="T47_8">do</text:span></text:a></text:span><text:span text:style-name="T47_9"><text:a xlink:type="simple" xlink:href="#h.pht06hqd7r20"><text:span text:style-name="T47_10"><text:s/></text:span></text:a></text:span><text:span text:style-name="T47_11"><text:a xlink:type="simple" xlink:href="#h.pht06hqd7r20"><text:span text:style-name="T47_12">Método</text:span></text:a></text:span><text:span text:style-name="T47_13"><text:a xlink:type="simple" xlink:href="#h.pht06hqd7r20"><text:span text:style-name="T47_14"><text:s/></text:span></text:a></text:span><text:span text:style-name="T47_15"><text:a xlink:type="simple" xlink:href="#h.pht06hqd7r20"><text:span text:style-name="T47_16">de</text:span></text:a></text:span><text:span text:style-name="T47_17"><text:a xlink:type="simple" xlink:href="#h.pht06hqd7r20"><text:span text:style-name="T47_18"><text:s/></text:span></text:a></text:span><text:span text:style-name="T47_19"><text:a xlink:type="simple" xlink:href="#h.pht06hqd7r20"><text:span text:style-name="T47_20">Verificação</text:span></text:a></text:span><text:span text:style-name="T47_21"><text:a xlink:type="simple" xlink:href="#h.pht06hqd7r20"><text:span text:style-name="T47_22">/</text:span></text:a></text:span><text:span text:style-name="T47_23"><text:a xlink:type="simple" xlink:href="#h.pht06hqd7r20"><text:span text:style-name="T47_24">Validação</text:span></text:a></text:span><text:span text:style-name="T47_25"><text:a xlink:type="simple" xlink:href="#h.pht06hqd7r20"><text:span text:style-name="T47_26">&gt;</text:span></text:a></text:span></text:p>
      <text:p text:style-name="P48"><text:span text:style-name="T48_1"><text:a xlink:type="simple" xlink:href="#h.vfeyztlm8s8w"><text:span text:style-name="T48_2">Papéis</text:span></text:a></text:span><text:span text:style-name="T48_3"><text:a xlink:type="simple" xlink:href="#h.vfeyztlm8s8w"><text:span text:style-name="T48_4"><text:s/></text:span></text:a></text:span><text:span text:style-name="T48_5"><text:a xlink:type="simple" xlink:href="#h.vfeyztlm8s8w"><text:span text:style-name="T48_6">e</text:span></text:a></text:span><text:span text:style-name="T48_7"><text:a xlink:type="simple" xlink:href="#h.vfeyztlm8s8w"><text:span text:style-name="T48_8"><text:s/></text:span></text:a></text:span><text:span text:style-name="T48_9"><text:a xlink:type="simple" xlink:href="#h.vfeyztlm8s8w"><text:span text:style-name="T48_10">Responsabilidades</text:span></text:a></text:span></text:p>
      <text:p text:style-name="P49"><text:span text:style-name="T49_1"><text:a xlink:type="simple" xlink:href="#h.a1h1b0ybpbwd"><text:span text:style-name="T49_2">Materiais</text:span></text:a></text:span><text:span text:style-name="T49_3"><text:a xlink:type="simple" xlink:href="#h.a1h1b0ybpbwd"><text:span text:style-name="T49_4"><text:s/></text:span></text:a></text:span><text:span text:style-name="T49_5"><text:a xlink:type="simple" xlink:href="#h.a1h1b0ybpbwd"><text:span text:style-name="T49_6">de</text:span></text:a></text:span><text:span text:style-name="T49_7"><text:a xlink:type="simple" xlink:href="#h.a1h1b0ybpbwd"><text:span text:style-name="T49_8"><text:s/></text:span></text:a></text:span><text:span text:style-name="T49_9"><text:a xlink:type="simple" xlink:href="#h.a1h1b0ybpbwd"><text:span text:style-name="T49_10">Apoio</text:span></text:a></text:span></text:p>
      <text:p text:style-name="P50"><text:span text:style-name="T50_1"><text:a xlink:type="simple" xlink:href="#h.lg4bb5gbwnhn"><text:span text:style-name="T50_2">Cronograma</text:span></text:a></text:span></text:p>
      <text:p text:style-name="P51"/>
      <text:p text:style-name="P52"><text:span text:style-name="T52_1">&lt;</text:span><text:span text:style-name="T52_2">Ao</text:span><text:span text:style-name="T52_3"><text:s/></text:span><text:span text:style-name="T52_4">terminar</text:span><text:span text:style-name="T52_5"><text:s/></text:span><text:span text:style-name="T52_6">de</text:span><text:span text:style-name="T52_7"><text:s/></text:span><text:span text:style-name="T52_8">preencher</text:span><text:span text:style-name="T52_9"><text:s/></text:span><text:span text:style-name="T52_10">o</text:span><text:span text:style-name="T52_11"><text:s/></text:span><text:span text:style-name="T52_12">artefato</text:span><text:span text:style-name="T52_13">,<text:s/></text:span><text:span text:style-name="T52_14">as</text:span><text:span text:style-name="T52_15"><text:s/></text:span><text:span text:style-name="T52_16">observações</text:span><text:span text:style-name="T52_17"><text:s/></text:span><text:span text:style-name="T52_18">em</text:span><text:span text:style-name="T52_19"><text:s/></text:span><text:span text:style-name="T52_20">verde</text:span><text:span text:style-name="T52_21"><text:s/></text:span><text:span text:style-name="T52_22">devem</text:span><text:span text:style-name="T52_23"><text:s/></text:span><text:span text:style-name="T52_24">ser</text:span><text:span text:style-name="T52_25"><text:s/></text:span><text:span text:style-name="T52_26">retiradas</text:span><text:span text:style-name="T52_27">,<text:s/></text:span><text:span text:style-name="T52_28">pois</text:span><text:span text:style-name="T52_29"><text:s/></text:span><text:span text:style-name="T52_30">servem</text:span><text:span text:style-name="T52_31"><text:s/></text:span><text:span text:style-name="T52_32">apenas</text:span><text:span text:style-name="T52_33"><text:s/></text:span><text:span text:style-name="T52_34">para</text:span><text:span text:style-name="T52_35"><text:s/></text:span><text:span text:style-name="T52_36">guiar</text:span><text:span text:style-name="T52_37"><text:s/></text:span><text:span text:style-name="T52_38">o</text:span><text:span text:style-name="T52_39"><text:s/></text:span><text:span text:style-name="T52_40">preenchimento</text:span><text:span text:style-name="T52_41">&gt;.</text:span></text:p>
      <text:p text:style-name="P53"><text:bookmark-start text:name="h.gjdgxs"/><text:bookmark-end text:name="h.gjdgxs"/></text:p>
      <text:list text:style-name="LS1" xml:id="list0">
        <text:list-item>
          <text:h text:style-name="P54" text:outline-level="10"><text:bookmark-start text:name="h.mgub2lba80k7"/><text:bookmark-end text:name="h.mgub2lba80k7"/><text:span text:style-name="T54_1">Objetivo</text:span></text:h>
        </text:list-item>
      </text:list>
      <text:p text:style-name="P55"><text:bookmark-start text:name="h.30j0zll"/><text:bookmark-end text:name="h.30j0zll"/><text:span text:style-name="T55_1">&lt;</text:span><text:span text:style-name="T55_2">Descrever</text:span><text:span text:style-name="T55_3"><text:s/></text:span><text:span text:style-name="T55_4">Objetivos</text:span><text:span text:style-name="T55_5"><text:s/></text:span><text:span text:style-name="T55_6">do</text:span><text:span text:style-name="T55_7"><text:s/></text:span><text:span text:style-name="T55_8">Plano</text:span><text:span text:style-name="T55_9"><text:s/></text:span><text:span text:style-name="T55_10">de</text:span><text:span text:style-name="T55_11"><text:s/></text:span><text:span text:style-name="T55_12">Verificação</text:span><text:span text:style-name="T55_13">/</text:span><text:span text:style-name="T55_14">Validação</text:span><text:span text:style-name="T55_15">&gt;</text:span></text:p>
      <text:list text:style-name="LS1" xml:id="list1" text:continue-list="list0">
        <text:list-item>
          <text:h text:style-name="P56" text:outline-level="10"><text:bookmark-start text:name="h.y5bruvqndype"/><text:bookmark-end text:name="h.y5bruvqndype"/><text:span text:style-name="T56_1">Definições</text:span><text:span text:style-name="T56_2">,<text:s/></text:span><text:span text:style-name="T56_3">Acrônimos</text:span><text:span text:style-name="T56_4"><text:s/></text:span><text:span text:style-name="T56_5">e</text:span><text:span text:style-name="T56_6"><text:s/></text:span><text:span text:style-name="T56_7">Abreviações</text:span></text:h>
        </text:list-item>
      </text:list>
      <text:p text:style-name="P57"><text:span text:style-name="T57_1">&lt;</text:span><text:span text:style-name="T57_2">Descrição</text:span><text:span text:style-name="T57_3"><text:s/></text:span><text:span text:style-name="T57_4">dos</text:span><text:span text:style-name="T57_5"><text:s/></text:span><text:span text:style-name="T57_6">termos</text:span><text:span text:style-name="T57_7">,<text:s/></text:span><text:span text:style-name="T57_8">acrônimos</text:span><text:span text:style-name="T57_9"><text:s/></text:span><text:span text:style-name="T57_10">e</text:span><text:span text:style-name="T57_11"><text:s/></text:span><text:span text:style-name="T57_12">abreviações</text:span><text:span text:style-name="T57_13"><text:s/></text:span><text:span text:style-name="T57_14">necessárias</text:span><text:span text:style-name="T57_15"><text:s/></text:span><text:span text:style-name="T57_16">à</text:span><text:span text:style-name="T57_17"><text:s/></text:span><text:span text:style-name="T57_18">interpretação</text:span><text:span text:style-name="T57_19"><text:s/></text:span><text:span text:style-name="T57_20">da</text:span><text:span text:style-name="T57_21"><text:s/></text:span><text:span text:style-name="T57_22">documentação</text:span><text:span text:style-name="T57_23">.</text:span></text:p>
      <text:p text:style-name="P58"><text:span text:style-name="T58_1">Caso</text:span><text:span text:style-name="T58_2"><text:s/></text:span><text:span text:style-name="T58_3">não</text:span><text:span text:style-name="T58_4"><text:s/></text:span><text:span text:style-name="T58_5">tenham</text:span><text:span text:style-name="T58_6"><text:s/></text:span><text:span text:style-name="T58_7">definições</text:span><text:span text:style-name="T58_8">,<text:s/></text:span><text:span text:style-name="T58_9">acrônimos</text:span><text:span text:style-name="T58_10"><text:s/></text:span><text:span text:style-name="T58_11">e</text:span><text:span text:style-name="T58_12"><text:s/></text:span><text:span text:style-name="T58_13">abreviações</text:span><text:span text:style-name="T58_14">,<text:s/></text:span><text:span text:style-name="T58_15">incluir</text:span><text:span text:style-name="T58_16">:<text:s/>”</text:span><text:span text:style-name="T58_17">Não</text:span><text:span text:style-name="T58_18"><text:s/></text:span><text:span text:style-name="T58_19">se</text:span><text:span text:style-name="T58_20"><text:s/></text:span><text:span text:style-name="T58_21">aplica</text:span><text:span text:style-name="T58_22">”.</text:span></text:p>
      <text:p text:style-name="P59"><text:span text:style-name="T59_1">Exemplo</text:span><text:span text:style-name="T59_2">:<text:s/></text:span></text:p>
      <text:p text:style-name="P60"><text:span text:style-name="T60_1">Checklist</text:span><text:span text:style-name="T60_2"><text:s/><text:tab/></text:span><text:span text:style-name="T60_3">–</text:span><text:span text:style-name="T60_4"><text:s/></text:span><text:span text:style-name="T60_5">Documento</text:span><text:span text:style-name="T60_6"><text:s/></text:span><text:span text:style-name="T60_7">com</text:span><text:span text:style-name="T60_8"><text:s/></text:span><text:span text:style-name="T60_9">critérios</text:span><text:span text:style-name="T60_10"><text:s/></text:span><text:span text:style-name="T60_11">pré</text:span><text:span text:style-name="T60_12">-</text:span><text:span text:style-name="T60_13">estabelecidos</text:span><text:span text:style-name="T60_14"><text:s/></text:span><text:span text:style-name="T60_15">a</text:span><text:span text:style-name="T60_16"><text:s/></text:span><text:span text:style-name="T60_17">serem</text:span><text:span text:style-name="T60_18"><text:s/></text:span><text:span text:style-name="T60_19">avaliados</text:span><text:span text:style-name="T60_20">.</text:span></text:p>
      <text:p text:style-name="P61"><text:span text:style-name="T61_1">Baselines</text:span><text:span text:style-name="T61_2"><text:s/><text:tab/></text:span><text:span text:style-name="T61_3">–</text:span><text:span text:style-name="T61_4"><text:s/></text:span><text:span text:style-name="T61_5">Consiste</text:span><text:span text:style-name="T61_6"><text:s/></text:span><text:span text:style-name="T61_7">de</text:span><text:span text:style-name="T61_8"><text:s/></text:span><text:span text:style-name="T61_9">um</text:span><text:span text:style-name="T61_10"><text:s/></text:span><text:span text:style-name="T61_11">agrupamento</text:span><text:span text:style-name="T61_12"><text:s/></text:span><text:span text:style-name="T61_13">coerente</text:span><text:span text:style-name="T61_14"><text:s/></text:span><text:span text:style-name="T61_15">de</text:span><text:span text:style-name="T61_16"><text:s/></text:span><text:span text:style-name="T61_17">itens</text:span><text:span text:style-name="T61_18"><text:s/></text:span><text:span text:style-name="T61_19">de</text:span><text:span text:style-name="T61_20"><text:s/></text:span><text:span text:style-name="T61_21">configuração</text:span><text:span text:style-name="T61_22"><text:s/></text:span><text:span text:style-name="T61_23">e</text:span><text:span text:style-name="T61_24"><text:s/></text:span><text:span text:style-name="T61_25">representam</text:span><text:span text:style-name="T61_26"><text:s/></text:span><text:span text:style-name="T61_27">uma</text:span><text:span text:style-name="T61_28"><text:s/></text:span><text:span text:style-name="T61_29">versão</text:span><text:span text:style-name="T61_30"><text:s/></text:span><text:span text:style-name="T61_31">do</text:span><text:span text:style-name="T61_32"><text:s/></text:span><text:span text:style-name="T61_33">produto</text:span><text:span text:style-name="T61_34"><text:s/>(</text:span><text:span text:style-name="T61_35">sistema</text:span><text:span text:style-name="T61_36">,<text:s/></text:span><text:span text:style-name="T61_37">componente</text:span><text:span text:style-name="T61_38"><text:s/></text:span><text:span text:style-name="T61_39">de</text:span><text:span text:style-name="T61_40"><text:s/></text:span><text:span text:style-name="T61_41">software</text:span><text:span text:style-name="T61_42">,<text:s/></text:span><text:span text:style-name="T61_43">etc</text:span><text:span text:style-name="T61_44">).</text:span></text:p>
      <text:p text:style-name="P62"><text:bookmark-start text:name="h.1fob9te"/><text:bookmark-end text:name="h.1fob9te"/><text:span text:style-name="T62_1">Mantis</text:span><text:span text:style-name="T62_2"><text:s/><text:tab/>–<text:s/></text:span><text:span text:style-name="T62_3">Ferramenta</text:span><text:span text:style-name="T62_4"><text:s/></text:span><text:span text:style-name="T62_5">utilizada</text:span><text:span text:style-name="T62_6"><text:s/></text:span><text:span text:style-name="T62_7">para</text:span><text:span text:style-name="T62_8"><text:s/></text:span><text:span text:style-name="T62_9">cadastrar</text:span><text:span text:style-name="T62_10">:<text:s/></text:span><text:span text:style-name="T62_11">não</text:span><text:span text:style-name="T62_12">-</text:span><text:span text:style-name="T62_13">conformidades</text:span><text:span text:style-name="T62_14">,<text:s/></text:span><text:span text:style-name="T62_15">mudança</text:span><text:span text:style-name="T62_16"><text:s/></text:span><text:span text:style-name="T62_17">de</text:span><text:span text:style-name="T62_18"><text:s/></text:span><text:span text:style-name="T62_19">requisitos</text:span><text:span text:style-name="T62_20">,<text:s/></text:span><text:span text:style-name="T62_21">correções</text:span><text:span text:style-name="T62_22"><text:s/></text:span><text:span text:style-name="T62_23">no</text:span><text:span text:style-name="T62_24"><text:s/></text:span><text:span text:style-name="T62_25">projeto</text:span><text:span text:style-name="T62_26">,<text:s/></text:span><text:span text:style-name="T62_27">e</text:span><text:span text:style-name="T62_28"><text:s/></text:span><text:span text:style-name="T62_29">execução</text:span><text:span text:style-name="T62_30"><text:s/></text:span><text:span text:style-name="T62_31">das</text:span><text:span text:style-name="T62_32"><text:s/></text:span><text:span text:style-name="T62_33">atividades</text:span><text:span text:style-name="T62_34">.&gt;</text:span></text:p>
      <text:list text:style-name="LS1" xml:id="list2" text:continue-list="list0">
        <text:list-item>
          <text:h text:style-name="P63" text:outline-level="10"><text:bookmark-start text:name="h.lfnxfop1o3e4"/><text:bookmark-end text:name="h.lfnxfop1o3e4"/><text:span text:style-name="T63_1">Referências</text:span></text:h>
        </text:list-item>
      </text:list>
      <text:p text:style-name="P64"><text:span text:style-name="T64_1">&lt;</text:span><text:span text:style-name="T64_2">Fornecer</text:span><text:span text:style-name="T64_3"><text:s/></text:span><text:span text:style-name="T64_4">a</text:span><text:span text:style-name="T64_5"><text:s/></text:span><text:span text:style-name="T64_6">lista</text:span><text:span text:style-name="T64_7"><text:s/></text:span><text:span text:style-name="T64_8">de</text:span><text:span text:style-name="T64_9"><text:s/></text:span><text:span text:style-name="T64_10">todos</text:span><text:span text:style-name="T64_11"><text:s/></text:span><text:span text:style-name="T64_12">os</text:span><text:span text:style-name="T64_13"><text:s/></text:span><text:span text:style-name="T64_14">documentos</text:span><text:span text:style-name="T64_15"><text:s/></text:span><text:span text:style-name="T64_16">mencionados</text:span><text:span text:style-name="T64_17">.<text:s/></text:span><text:span text:style-name="T64_18">Devem</text:span><text:span text:style-name="T64_19">-</text:span><text:span text:style-name="T64_20">se</text:span><text:span text:style-name="T64_21"><text:s/></text:span><text:span text:style-name="T64_22">especificar</text:span><text:span text:style-name="T64_23"><text:s/></text:span><text:span text:style-name="T64_24">as</text:span><text:span text:style-name="T64_25"><text:s/></text:span><text:span text:style-name="T64_26">fontes</text:span><text:span text:style-name="T64_27"><text:s/></text:span><text:span text:style-name="T64_28">a</text:span><text:span text:style-name="T64_29"><text:s/></text:span><text:span text:style-name="T64_30">partir</text:span><text:span text:style-name="T64_31"><text:s/></text:span><text:span text:style-name="T64_32">das</text:span><text:span text:style-name="T64_33"><text:s/></text:span><text:span text:style-name="T64_34">quais</text:span><text:span text:style-name="T64_35"><text:s/></text:span><text:span text:style-name="T64_36">as</text:span><text:span text:style-name="T64_37"><text:s/></text:span><text:span text:style-name="T64_38">referências</text:span><text:span text:style-name="T64_39"><text:s/></text:span><text:span text:style-name="T64_40">podem</text:span><text:span text:style-name="T64_41"><text:s/></text:span><text:span text:style-name="T64_42">ser</text:span><text:span text:style-name="T64_43"><text:s/></text:span><text:span text:style-name="T64_44">obtidas</text:span><text:span text:style-name="T64_45">.</text:span></text:p>
      <text:p text:style-name="P65"><text:bookmark-start text:name="h.3znysh7"/><text:bookmark-end text:name="h.3znysh7"/><text:span text:style-name="T65_1">Caso</text:span><text:span text:style-name="T65_2"><text:s/></text:span><text:span text:style-name="T65_3">não</text:span><text:span text:style-name="T65_4"><text:s/></text:span><text:span text:style-name="T65_5">tenham</text:span><text:span text:style-name="T65_6"><text:s/></text:span><text:span text:style-name="T65_7">referências</text:span><text:span text:style-name="T65_8">,<text:s/></text:span><text:span text:style-name="T65_9">incluir</text:span><text:span text:style-name="T65_10">:<text:s/>”</text:span><text:span text:style-name="T65_11">Não</text:span><text:span text:style-name="T65_12"><text:s/></text:span><text:span text:style-name="T65_13">se</text:span><text:span text:style-name="T65_14"><text:s/></text:span><text:span text:style-name="T65_15">aplica</text:span><text:span text:style-name="T65_16">”.&gt;</text:span></text:p>
      <text:list text:style-name="LS1" xml:id="list3" text:continue-list="list0">
        <text:list-item>
          <text:h text:style-name="P66" text:outline-level="10"><text:bookmark-start text:name="h.qqm7oktrb2px"/><text:bookmark-end text:name="h.qqm7oktrb2px"/><text:span text:style-name="T66_1">Itens</text:span><text:span text:style-name="T66_2"><text:s/></text:span><text:span text:style-name="T66_3">Alvo</text:span><text:span text:style-name="T66_4"><text:s/></text:span><text:span text:style-name="T66_5">de</text:span><text:span text:style-name="T66_6"><text:s/></text:span><text:span text:style-name="T66_7">Verificação</text:span><text:span text:style-name="T66_8">/</text:span><text:span text:style-name="T66_9">Validação</text:span></text:h>
        </text:list-item>
      </text:list>
      <text:p text:style-name="P67"><text:bookmark-start text:name="h.2et92p0"/><text:bookmark-end text:name="h.2et92p0"/><text:span text:style-name="T67_1">&lt;</text:span><text:span text:style-name="T67_2">Descrever</text:span><text:span text:style-name="T67_3"><text:s/></text:span><text:span text:style-name="T67_4">os</text:span><text:span text:style-name="T67_5"><text:s/></text:span><text:span text:style-name="T67_6">principais</text:span><text:span text:style-name="T67_7"><text:s/></text:span><text:span text:style-name="T67_8">alvos</text:span><text:span text:style-name="T67_9"><text:s/></text:span><text:span text:style-name="T67_10">a</text:span><text:span text:style-name="T67_11"><text:s/></text:span><text:span text:style-name="T67_12">serem</text:span><text:span text:style-name="T67_13"><text:s/></text:span><text:span text:style-name="T67_14">testados</text:span><text:span text:style-name="T67_15"><text:s/></text:span><text:span text:style-name="T67_16">contemplados</text:span><text:span text:style-name="T67_17"><text:s/></text:span><text:span text:style-name="T67_18">no</text:span><text:span text:style-name="T67_19"><text:s/></text:span><text:span text:style-name="T67_20">plano</text:span><text:span text:style-name="T67_21"><text:s/>(</text:span><text:span text:style-name="T67_22">Unidades</text:span><text:span text:style-name="T67_23"><text:s/></text:span><text:span text:style-name="T67_24">de</text:span><text:span text:style-name="T67_25"><text:s/></text:span><text:span text:style-name="T67_26">Código</text:span><text:span text:style-name="T67_27">,<text:s/></text:span><text:span text:style-name="T67_28">Sistema</text:span><text:span text:style-name="T67_29"><text:s/></text:span><text:span text:style-name="T67_30">Completo</text:span><text:span text:style-name="T67_31">,<text:s/></text:span><text:span text:style-name="T67_32">Requisitos</text:span><text:span text:style-name="T67_33"><text:s/></text:span><text:span text:style-name="T67_34">e</text:span><text:span text:style-name="T67_35"><text:s/></text:span><text:span text:style-name="T67_36">Arquitetura</text:span><text:span text:style-name="T67_37">)</text:span><text:span text:style-name="T67_38">.<text:s/></text:span><text:span text:style-name="T67_39">Para</text:span><text:span text:style-name="T67_40"><text:s/></text:span><text:span text:style-name="T67_41">cada</text:span><text:span text:style-name="T67_42"><text:s/></text:span><text:span text:style-name="T67_43">tipo</text:span><text:span text:style-name="T67_44"><text:s/></text:span><text:span text:style-name="T67_45">de</text:span><text:span text:style-name="T67_46"><text:s/></text:span><text:span text:style-name="T67_47">item</text:span><text:span text:style-name="T67_48">,<text:s/></text:span><text:span text:style-name="T67_49">deve</text:span><text:span text:style-name="T67_50">-</text:span><text:span text:style-name="T67_51">se</text:span><text:span text:style-name="T67_52"><text:s/></text:span><text:span text:style-name="T67_53">selecionar</text:span><text:span text:style-name="T67_54"><text:s/></text:span><text:span text:style-name="T67_55">um</text:span><text:span text:style-name="T67_56"><text:s/></text:span><text:span text:style-name="T67_57">conjunto</text:span><text:span text:style-name="T67_58"><text:s/></text:span><text:span text:style-name="T67_59">de</text:span><text:span text:style-name="T67_60"><text:s/></text:span><text:span text:style-name="T67_61">critérios</text:span><text:span text:style-name="T67_62"><text:s/>(</text:span><text:span text:style-name="T67_63">checklists</text:span><text:span text:style-name="T67_64">)<text:s/></text:span><text:span text:style-name="T67_65">para</text:span><text:span text:style-name="T67_66"><text:s/></text:span><text:span text:style-name="T67_67">realizar</text:span><text:span text:style-name="T67_68"><text:s/></text:span><text:span text:style-name="T67_69">a</text:span><text:span text:style-name="T67_70"><text:s/></text:span><text:span text:style-name="T67_71">verificação</text:span><text:span text:style-name="T67_72"><text:s/></text:span><text:span text:style-name="T67_73">e</text:span><text:span text:style-name="T67_74"><text:s/></text:span><text:span text:style-name="T67_75">validação</text:span><text:span text:style-name="T67_76">,<text:s/></text:span><text:span text:style-name="T67_77">tendo</text:span><text:span text:style-name="T67_78"><text:s/></text:span><text:span text:style-name="T67_79">em</text:span><text:span text:style-name="T67_80"><text:s/></text:span><text:span text:style-name="T67_81">base</text:span><text:span text:style-name="T67_82"><text:s/></text:span><text:span text:style-name="T67_83">o</text:span><text:span text:style-name="T67_84"><text:s/></text:span><text:span text:style-name="T67_85">template</text:span><text:span text:style-name="T67_86"><text:s/></text:span><text:span text:style-name="T67_87">disponibilizado</text:span><text:span text:style-name="T67_88"><text:s/></text:span><text:span text:style-name="T67_89">pelo</text:span><text:span text:style-name="T67_90"><text:s/></text:span><text:span text:style-name="T67_91">processo</text:span><text:span text:style-name="T67_92"><text:s/></text:span><text:span text:style-name="T67_93">de</text:span><text:span text:style-name="T67_94"><text:s/></text:span><text:span text:style-name="T67_95">V</text:span><text:span text:style-name="T67_96">&amp;</text:span><text:span text:style-name="T67_97">V</text:span><text:span text:style-name="T67_98">.<text:s/></text:span><text:span text:style-name="T67_99">Os</text:span><text:span text:style-name="T67_100"><text:s/></text:span><text:span text:style-name="T67_101">checklists</text:span><text:span text:style-name="T67_102"><text:s/></text:span><text:span text:style-name="T67_103">podem</text:span><text:span text:style-name="T67_104"><text:s/></text:span><text:span text:style-name="T67_105">ser</text:span><text:span text:style-name="T67_106"><text:s/></text:span><text:span text:style-name="T67_107">anexados</text:span><text:span text:style-name="T67_108"><text:s/></text:span><text:span text:style-name="T67_109">neste</text:span><text:span text:style-name="T67_110"><text:s/></text:span><text:span text:style-name="T67_111">plano</text:span><text:span text:style-name="T67_112">.</text:span></text:p>
      <text:list text:style-name="LS1" xml:id="list4" text:continue-list="list0">
        <text:list-item>
          <text:h text:style-name="P68" text:outline-level="10"><text:bookmark-start text:name="h.n8u4ymeqclw2"/><text:bookmark-end text:name="h.n8u4ymeqclw2"/><text:span text:style-name="T68_1">Estratégias</text:span><text:span text:style-name="T68_2"><text:s/></text:span><text:span text:style-name="T68_3">de</text:span><text:span text:style-name="T68_4"><text:s/></text:span><text:span text:style-name="T68_5">Verificação</text:span><text:span text:style-name="T68_6">/</text:span><text:span text:style-name="T68_7">Validação</text:span></text:h>
        </text:list-item>
      </text:list>
      <text:p text:style-name="P69"><text:bookmark-start text:name="h.tyjcwt"/><text:bookmark-end text:name="h.tyjcwt"/><text:span text:style-name="T69_1">As</text:span><text:span text:style-name="T69_2"><text:s/></text:span><text:span text:style-name="T69_3">estratégias</text:span><text:span text:style-name="T69_4"><text:s/></text:span><text:span text:style-name="T69_5">de</text:span><text:span text:style-name="T69_6"><text:s/></text:span><text:span text:style-name="T69_7">testes</text:span><text:span text:style-name="T69_8"><text:s/></text:span><text:span text:style-name="T69_9">adotados</text:span><text:span text:style-name="T69_10"><text:s/></text:span><text:span text:style-name="T69_11">no</text:span><text:span text:style-name="T69_12"><text:s/></text:span><text:span text:style-name="T69_13">&lt;</text:span><text:span text:style-name="T69_14">Nome</text:span><text:span text:style-name="T69_15"><text:s/></text:span><text:span text:style-name="T69_16">do</text:span><text:span text:style-name="T69_17"><text:s/></text:span><text:span text:style-name="T69_18">projeto</text:span><text:span text:style-name="T69_19">&gt;</text:span><text:span text:style-name="T69_20"><text:s/></text:span><text:span text:style-name="T69_21">são</text:span><text:span text:style-name="T69_22"><text:s/></text:span><text:span text:style-name="T69_23">descritas</text:span><text:span text:style-name="T69_24"><text:s/></text:span><text:span text:style-name="T69_25">nas</text:span><text:span text:style-name="T69_26"><text:s/></text:span><text:span text:style-name="T69_27">seções</text:span><text:span text:style-name="T69_28"><text:s/></text:span><text:span text:style-name="T69_29">subsequentes</text:span><text:span text:style-name="T69_30">.<text:s/></text:span><text:span text:style-name="T69_31">Para</text:span><text:span text:style-name="T69_32"><text:s/></text:span><text:span text:style-name="T69_33">cada</text:span><text:span text:style-name="T69_34"><text:s/></text:span><text:span text:style-name="T69_35">método</text:span><text:span text:style-name="T69_36"><text:s/></text:span><text:span text:style-name="T69_37">de</text:span><text:span text:style-name="T69_38"><text:s/></text:span><text:span text:style-name="T69_39">Verificação</text:span><text:span text:style-name="T69_40">/</text:span><text:span text:style-name="T69_41">Validação</text:span><text:span text:style-name="T69_42">,<text:s/></text:span><text:span text:style-name="T69_43">anexar</text:span><text:span text:style-name="T69_44"><text:s/></text:span><text:span text:style-name="T69_45">neste</text:span><text:span text:style-name="T69_46"><text:s/></text:span><text:span text:style-name="T69_47">plano</text:span><text:span text:style-name="T69_48"><text:s/></text:span><text:span text:style-name="T69_49">os</text:span><text:span text:style-name="T69_50"><text:s/></text:span><text:span text:style-name="T69_51">documentos</text:span><text:span text:style-name="T69_52">/</text:span><text:span text:style-name="T69_53">materiais</text:span><text:span text:style-name="T69_54"><text:s/></text:span><text:span text:style-name="T69_55">utilizados</text:span><text:span text:style-name="T69_56">.</text:span></text:p>
      <text:list text:style-name="LS1" xml:id="list5" text:continue-list="list0">
        <text:list-item>
          <text:list>
            <text:list-item>
              <text:h text:style-name="P70" text:outline-level="10"><text:bookmark-start text:name="h.gpulkodsl843"/><text:bookmark-end text:name="h.gpulkodsl843"/><text:span text:style-name="T70_1">&lt;</text:span><text:span text:style-name="T70_2">Nome</text:span><text:span text:style-name="T70_3"><text:s/></text:span><text:span text:style-name="T70_4">do</text:span><text:span text:style-name="T70_5"><text:s/></text:span><text:span text:style-name="T70_6">Método</text:span><text:span text:style-name="T70_7"><text:s/></text:span><text:span text:style-name="T70_8">de</text:span><text:span text:style-name="T70_9"><text:s/></text:span><text:span text:style-name="T70_10">Verificação</text:span><text:span text:style-name="T70_11">/</text:span><text:span text:style-name="T70_12">Validação</text:span><text:span text:style-name="T70_13">&gt;</text:span></text:h>
            </text:list-item>
          </text:list>
        </text:list-item>
      </text:list>
      <text:p text:style-name="P71"/>
      <table:table table:style-name="Table2">
        <table:table-column table:style-name="Column5"/>
        <table:table-column table:style-name="Column6"/>
        <table:table-row table:style-name="Row5">
          <table:table-cell table:style-name="Cell17">
            <text:p text:style-name="P72"><text:span text:style-name="T72_1">Objetivo</text:span><text:span text:style-name="T72_2"><text:s/></text:span><text:span text:style-name="T72_3">da</text:span><text:span text:style-name="T72_4"><text:s/></text:span><text:span text:style-name="T72_5">Método</text:span><text:span text:style-name="T72_6">:</text:span></text:p>
          </table:table-cell>
          <table:table-cell table:style-name="Cell18">
            <text:p text:style-name="P73"><text:span text:style-name="T73_1">&lt;</text:span><text:span text:style-name="T73_2">Descrever</text:span><text:span text:style-name="T73_3"><text:s/></text:span><text:span text:style-name="T73_4">o</text:span><text:span text:style-name="T73_5"><text:s/></text:span><text:span text:style-name="T73_6">Objetivo</text:span><text:span text:style-name="T73_7"><text:s/></text:span><text:span text:style-name="T73_8">do</text:span><text:span text:style-name="T73_9"><text:s/></text:span><text:span text:style-name="T73_10">Método</text:span><text:span text:style-name="T73_11"><text:s/></text:span><text:span text:style-name="T73_12">a</text:span><text:span text:style-name="T73_13"><text:s/></text:span><text:span text:style-name="T73_14">ser</text:span><text:span text:style-name="T73_15"><text:s/></text:span><text:span text:style-name="T73_16">utilizada</text:span><text:span text:style-name="T73_17">&gt;</text:span></text:p>
          </table:table-cell>
        </table:table-row>
        <table:table-row table:style-name="Row6">
          <table:table-cell table:style-name="Cell19">
            <text:p text:style-name="P74"><text:span text:style-name="T74_1">Procedimento</text:span><text:span text:style-name="T74_2">:</text:span></text:p>
          </table:table-cell>
          <table:table-cell table:style-name="Cell20">
            <text:p text:style-name="P75"><text:span text:style-name="T75_1">&lt;</text:span><text:span text:style-name="T75_2">Descreva</text:span><text:span text:style-name="T75_3"><text:s/></text:span><text:span text:style-name="T75_4">como</text:span><text:span text:style-name="T75_5"><text:s/></text:span><text:span text:style-name="T75_6">o</text:span><text:span text:style-name="T75_7"><text:s/></text:span><text:span text:style-name="T75_8">Método</text:span><text:span text:style-name="T75_9"><text:s/></text:span><text:span text:style-name="T75_10">será</text:span><text:span text:style-name="T75_11"><text:s/></text:span><text:span text:style-name="T75_12">executado</text:span><text:span text:style-name="T75_13">&gt;</text:span></text:p>
          </table:table-cell>
        </table:table-row>
        <table:table-row table:style-name="Row7">
          <table:table-cell table:style-name="Cell21">
            <text:p text:style-name="P76"><text:span text:style-name="T76_1">Ferramentas</text:span><text:span text:style-name="T76_2"><text:s/></text:span><text:span text:style-name="T76_3">Necessárias</text:span><text:span text:style-name="T76_4">:</text:span></text:p>
          </table:table-cell>
          <table:table-cell table:style-name="Cell22">
            <text:p text:style-name="P77"><text:span text:style-name="T77_1">&lt;</text:span><text:span text:style-name="T77_2">Descrever</text:span><text:span text:style-name="T77_3"><text:s/></text:span><text:span text:style-name="T77_4">as</text:span><text:span text:style-name="T77_5"><text:s/></text:span><text:span text:style-name="T77_6">ferramentas</text:span><text:span text:style-name="T77_7"><text:s/></text:span><text:span text:style-name="T77_8">necessárias</text:span><text:span text:style-name="T77_9"><text:s/></text:span><text:span text:style-name="T77_10">para</text:span><text:span text:style-name="T77_11"><text:s/></text:span><text:span text:style-name="T77_12">a</text:span><text:span text:style-name="T77_13"><text:s/></text:span><text:span text:style-name="T77_14">técnica</text:span><text:span text:style-name="T77_15"><text:s/></text:span><text:span text:style-name="T77_16">a</text:span><text:span text:style-name="T77_17"><text:s/></text:span><text:span text:style-name="T77_18">ser</text:span><text:span text:style-name="T77_19"><text:s/></text:span><text:span text:style-name="T77_20">utilizada</text:span><text:span text:style-name="T77_21">&gt;</text:span></text:p>
          </table:table-cell>
        </table:table-row>
        <table:table-row table:style-name="Row8">
          <table:table-cell table:style-name="Cell23">
            <text:p text:style-name="P78"><text:span text:style-name="T78_1">Critérios</text:span><text:span text:style-name="T78_2"><text:s/></text:span><text:span text:style-name="T78_3">de</text:span><text:span text:style-name="T78_4"><text:s/></text:span><text:span text:style-name="T78_5">Êxito</text:span><text:span text:style-name="T78_6">:</text:span></text:p>
          </table:table-cell>
          <table:table-cell table:style-name="Cell24">
            <text:p text:style-name="P79"><text:span text:style-name="T79_1">&lt;</text:span><text:span text:style-name="T79_2">Descrever</text:span><text:span text:style-name="T79_3"><text:s/></text:span><text:span text:style-name="T79_4">quais</text:span><text:span text:style-name="T79_5"><text:s/></text:span><text:span text:style-name="T79_6">os</text:span><text:span text:style-name="T79_7"><text:s/></text:span><text:span text:style-name="T79_8">critérios</text:span><text:span text:style-name="T79_9"><text:s/></text:span><text:span text:style-name="T79_10">utilizados</text:span><text:span text:style-name="T79_11"><text:s/></text:span><text:span text:style-name="T79_12">para</text:span><text:span text:style-name="T79_13"><text:s/></text:span><text:span text:style-name="T79_14">identificar</text:span><text:span text:style-name="T79_15"><text:s/></text:span><text:span text:style-name="T79_16">que</text:span><text:span text:style-name="T79_17"><text:s/></text:span><text:span text:style-name="T79_18">o</text:span><text:span text:style-name="T79_19"><text:s/></text:span><text:span text:style-name="T79_20">método</text:span><text:span text:style-name="T79_21"><text:s/></text:span><text:span text:style-name="T79_22">teve</text:span><text:span text:style-name="T79_23"><text:s/></text:span><text:span text:style-name="T79_24">êxito</text:span><text:span text:style-name="T79_25">&gt;</text:span></text:p>
          </table:table-cell>
        </table:table-row>
        <table:table-row table:style-name="Row9">
          <table:table-cell table:style-name="Cell25">
            <text:p text:style-name="P80"><text:span text:style-name="T80_1">Considerações</text:span><text:span text:style-name="T80_2"><text:s/></text:span><text:span text:style-name="T80_3">Especiais</text:span><text:span text:style-name="T80_4">:</text:span></text:p>
          </table:table-cell>
          <table:table-cell table:style-name="Cell26">
            <text:p text:style-name="P81"><text:span text:style-name="T81_1">&lt;</text:span><text:span text:style-name="T81_2">Descrever</text:span><text:span text:style-name="T81_3"><text:s/></text:span><text:span text:style-name="T81_4">considerações</text:span><text:span text:style-name="T81_5"><text:s/></text:span><text:span text:style-name="T81_6">especiais</text:span><text:span text:style-name="T81_7"><text:s/></text:span><text:span text:style-name="T81_8">como</text:span><text:span text:style-name="T81_9"><text:s/></text:span><text:span text:style-name="T81_10">recursos</text:span><text:span text:style-name="T81_11"><text:s/></text:span><text:span text:style-name="T81_12">de</text:span><text:span text:style-name="T81_13"><text:s/></text:span><text:span text:style-name="T81_14">ambiente</text:span><text:span text:style-name="T81_15"><text:s/></text:span><text:span text:style-name="T81_16">especiais</text:span><text:span text:style-name="T81_17"><text:s/></text:span><text:span text:style-name="T81_18">para</text:span><text:span text:style-name="T81_19"><text:s/></text:span><text:span text:style-name="T81_20">este</text:span><text:span text:style-name="T81_21"><text:s/></text:span><text:span text:style-name="T81_22">métodos</text:span><text:span text:style-name="T81_23"><text:s/></text:span><text:span text:style-name="T81_24">utilizado</text:span><text:span text:style-name="T81_25">&gt;</text:span></text:p>
          </table:table-cell>
        </table:table-row>
        <table:table-row table:style-name="Row10">
          <table:table-cell table:style-name="Cell27">
            <text:p text:style-name="P82"><text:span text:style-name="T82_1">Tempo</text:span></text:p>
          </table:table-cell>
          <table:table-cell table:style-name="Cell28">
            <text:p text:style-name="P83"><text:span text:style-name="T83_1">&lt;</text:span><text:span text:style-name="T83_2">Descrever</text:span><text:span text:style-name="T83_3"><text:s/></text:span><text:span text:style-name="T83_4">quando</text:span><text:span text:style-name="T83_5"><text:s/>(</text:span><text:span text:style-name="T83_6">período</text:span><text:span text:style-name="T83_7">)<text:s/></text:span><text:span text:style-name="T83_8">em</text:span><text:span text:style-name="T83_9"><text:s/></text:span><text:span text:style-name="T83_10">que</text:span><text:span text:style-name="T83_11"><text:s/></text:span><text:span text:style-name="T83_12">o</text:span><text:span text:style-name="T83_13"><text:s/></text:span><text:span text:style-name="T83_14">método</text:span><text:span text:style-name="T83_15"><text:s/></text:span><text:span text:style-name="T83_16">será</text:span><text:span text:style-name="T83_17"><text:s/></text:span><text:span text:style-name="T83_18">realizado</text:span><text:span text:style-name="T83_19">&gt;</text:span></text:p>
          </table:table-cell>
        </table:table-row>
        <table:table-row table:style-name="Row11">
          <table:table-cell table:style-name="Cell29">
            <text:p text:style-name="P84"><text:span text:style-name="T84_1">Materiais</text:span></text:p>
          </table:table-cell>
          <table:table-cell table:style-name="Cell30">
            <text:p text:style-name="P85"><text:span text:style-name="T85_1">&lt;</text:span><text:span text:style-name="T85_2">Anexar</text:span><text:span text:style-name="T85_3"><text:s/></text:span><text:span text:style-name="T85_4">ou</text:span><text:span text:style-name="T85_5"><text:s/></text:span><text:span text:style-name="T85_6">referenciar</text:span><text:span text:style-name="T85_7"><text:s/></text:span><text:span text:style-name="T85_8">aqui</text:span><text:span text:style-name="T85_9"><text:s/></text:span><text:span text:style-name="T85_10">os</text:span><text:span text:style-name="T85_11"><text:s/></text:span><text:span text:style-name="T85_12">materiais</text:span><text:span text:style-name="T85_13"><text:s/></text:span><text:span text:style-name="T85_14">adicionais</text:span><text:span text:style-name="T85_15"><text:s/></text:span><text:span text:style-name="T85_16">utilizados</text:span><text:span text:style-name="T85_17"><text:s/></text:span><text:span text:style-name="T85_18">para</text:span><text:span text:style-name="T85_19"><text:s/></text:span><text:span text:style-name="T85_20">realizar</text:span><text:span text:style-name="T85_21"><text:s/></text:span><text:span text:style-name="T85_22">este</text:span><text:span text:style-name="T85_23"><text:s/></text:span><text:span text:style-name="T85_24">método</text:span><text:span text:style-name="T85_25">.<text:s/></text:span><text:span text:style-name="T85_26">Ex</text:span><text:span text:style-name="T85_27">:<text:s/></text:span><text:span text:style-name="T85_28">planejamento</text:span><text:span text:style-name="T85_29"><text:s/></text:span><text:span text:style-name="T85_30">do</text:span><text:span text:style-name="T85_31"><text:s/></text:span><text:span text:style-name="T85_32">método</text:span><text:span text:style-name="T85_33"><text:s/></text:span><text:span text:style-name="T85_34">desenvolvido</text:span><text:span text:style-name="T85_35">,<text:s/></text:span><text:span text:style-name="T85_36">material</text:span><text:span text:style-name="T85_37"><text:s/></text:span><text:span text:style-name="T85_38">para</text:span><text:span text:style-name="T85_39"><text:s/></text:span><text:span text:style-name="T85_40">preparação</text:span><text:span text:style-name="T85_41"><text:s/></text:span><text:span text:style-name="T85_42">individual</text:span><text:span text:style-name="T85_43"><text:s/>&gt;</text:span></text:p>
          </table:table-cell>
        </table:table-row>
      </table:table>
      <text:p text:style-name="P86"/>
      <text:p text:style-name="P87"><text:bookmark-start text:name="h.3dy6vkm"/><text:bookmark-end text:name="h.3dy6vkm"/></text:p>
      <text:list text:style-name="LS1" xml:id="list6" text:continue-list="list0">
        <text:list-item>
          <text:list>
            <text:list-item>
              <text:h text:style-name="P88" text:outline-level="10"><text:bookmark-start text:name="h.pht06hqd7r20"/><text:bookmark-end text:name="h.pht06hqd7r20"/><text:span text:style-name="T88_1">&lt;</text:span><text:span text:style-name="T88_2">Nome</text:span><text:span text:style-name="T88_3"><text:s/></text:span><text:span text:style-name="T88_4">do</text:span><text:span text:style-name="T88_5"><text:s/></text:span><text:span text:style-name="T88_6">Método</text:span><text:span text:style-name="T88_7"><text:s/></text:span><text:span text:style-name="T88_8">de</text:span><text:span text:style-name="T88_9"><text:s/></text:span><text:span text:style-name="T88_10">Verificação</text:span><text:span text:style-name="T88_11">/</text:span><text:span text:style-name="T88_12">Validação</text:span><text:span text:style-name="T88_13">&gt;</text:span></text:h>
            </text:list-item>
          </text:list>
        </text:list-item>
      </text:list>
      <text:p text:style-name="P89"/>
      <table:table table:style-name="Table3">
        <table:table-column table:style-name="Column7"/>
        <table:table-column table:style-name="Column8"/>
        <table:table-row table:style-name="Row12">
          <table:table-cell table:style-name="Cell31">
            <text:p text:style-name="P90"><text:span text:style-name="T90_1">Objetivo</text:span><text:span text:style-name="T90_2"><text:s/></text:span><text:span text:style-name="T90_3">da</text:span><text:span text:style-name="T90_4"><text:s/></text:span><text:span text:style-name="T90_5">Método</text:span><text:span text:style-name="T90_6">:</text:span></text:p>
          </table:table-cell>
          <table:table-cell table:style-name="Cell32">
            <text:p text:style-name="P91"><text:span text:style-name="T91_1">&lt;</text:span><text:span text:style-name="T91_2">Descrever</text:span><text:span text:style-name="T91_3"><text:s/></text:span><text:span text:style-name="T91_4">o</text:span><text:span text:style-name="T91_5"><text:s/></text:span><text:span text:style-name="T91_6">Objetivo</text:span><text:span text:style-name="T91_7"><text:s/></text:span><text:span text:style-name="T91_8">do</text:span><text:span text:style-name="T91_9"><text:s/></text:span><text:span text:style-name="T91_10">Método</text:span><text:span text:style-name="T91_11"><text:s/></text:span><text:span text:style-name="T91_12">a</text:span><text:span text:style-name="T91_13"><text:s/></text:span><text:span text:style-name="T91_14">ser</text:span><text:span text:style-name="T91_15"><text:s/></text:span><text:span text:style-name="T91_16">utilizada</text:span><text:span text:style-name="T91_17">&gt;</text:span></text:p>
          </table:table-cell>
        </table:table-row>
        <table:table-row table:style-name="Row13">
          <table:table-cell table:style-name="Cell33">
            <text:p text:style-name="P92"><text:span text:style-name="T92_1">Procedimento</text:span><text:span text:style-name="T92_2">:</text:span></text:p>
          </table:table-cell>
          <table:table-cell table:style-name="Cell34">
            <text:p text:style-name="P93"><text:span text:style-name="T93_1">&lt;</text:span><text:span text:style-name="T93_2">Descreva</text:span><text:span text:style-name="T93_3"><text:s/></text:span><text:span text:style-name="T93_4">como</text:span><text:span text:style-name="T93_5"><text:s/></text:span><text:span text:style-name="T93_6">o</text:span><text:span text:style-name="T93_7"><text:s/></text:span><text:span text:style-name="T93_8">Método</text:span><text:span text:style-name="T93_9"><text:s/></text:span><text:span text:style-name="T93_10">será</text:span><text:span text:style-name="T93_11"><text:s/></text:span><text:span text:style-name="T93_12">executado</text:span><text:span text:style-name="T93_13">&gt;</text:span></text:p>
          </table:table-cell>
        </table:table-row>
        <table:table-row table:style-name="Row14">
          <table:table-cell table:style-name="Cell35">
            <text:p text:style-name="P94"><text:span text:style-name="T94_1">Ferramentas</text:span><text:span text:style-name="T94_2"><text:s/></text:span><text:span text:style-name="T94_3">Necessárias</text:span><text:span text:style-name="T94_4">:</text:span></text:p>
          </table:table-cell>
          <table:table-cell table:style-name="Cell36">
            <text:p text:style-name="P95"><text:span text:style-name="T95_1">&lt;</text:span><text:span text:style-name="T95_2">Descrever</text:span><text:span text:style-name="T95_3"><text:s/></text:span><text:span text:style-name="T95_4">as</text:span><text:span text:style-name="T95_5"><text:s/></text:span><text:span text:style-name="T95_6">ferramentas</text:span><text:span text:style-name="T95_7"><text:s/></text:span><text:span text:style-name="T95_8">necessárias</text:span><text:span text:style-name="T95_9"><text:s/></text:span><text:span text:style-name="T95_10">para</text:span><text:span text:style-name="T95_11"><text:s/></text:span><text:span text:style-name="T95_12">a</text:span><text:span text:style-name="T95_13"><text:s/></text:span><text:span text:style-name="T95_14">técnica</text:span><text:span text:style-name="T95_15"><text:s/></text:span><text:span text:style-name="T95_16">a</text:span><text:span text:style-name="T95_17"><text:s/></text:span><text:span text:style-name="T95_18">ser</text:span><text:span text:style-name="T95_19"><text:s/></text:span><text:span text:style-name="T95_20">utilizada</text:span><text:span text:style-name="T95_21">&gt;</text:span></text:p>
          </table:table-cell>
        </table:table-row>
        <table:table-row table:style-name="Row15">
          <table:table-cell table:style-name="Cell37">
            <text:p text:style-name="P96"><text:span text:style-name="T96_1">Critérios</text:span><text:span text:style-name="T96_2"><text:s/></text:span><text:span text:style-name="T96_3">de</text:span><text:span text:style-name="T96_4"><text:s/></text:span><text:span text:style-name="T96_5">Êxito</text:span><text:span text:style-name="T96_6">:</text:span></text:p>
          </table:table-cell>
          <table:table-cell table:style-name="Cell38">
            <text:p text:style-name="P97"><text:span text:style-name="T97_1">&lt;</text:span><text:span text:style-name="T97_2">Descrever</text:span><text:span text:style-name="T97_3"><text:s/></text:span><text:span text:style-name="T97_4">quais</text:span><text:span text:style-name="T97_5"><text:s/></text:span><text:span text:style-name="T97_6">os</text:span><text:span text:style-name="T97_7"><text:s/></text:span><text:span text:style-name="T97_8">critérios</text:span><text:span text:style-name="T97_9"><text:s/></text:span><text:span text:style-name="T97_10">utilizados</text:span><text:span text:style-name="T97_11"><text:s/></text:span><text:span text:style-name="T97_12">para</text:span><text:span text:style-name="T97_13"><text:s/></text:span><text:span text:style-name="T97_14">identificar</text:span><text:span text:style-name="T97_15"><text:s/></text:span><text:span text:style-name="T97_16">que</text:span><text:span text:style-name="T97_17"><text:s/></text:span><text:span text:style-name="T97_18">o</text:span><text:span text:style-name="T97_19"><text:s/></text:span><text:span text:style-name="T97_20">método</text:span><text:span text:style-name="T97_21"><text:s/></text:span><text:span text:style-name="T97_22">teve</text:span><text:span text:style-name="T97_23"><text:s/></text:span><text:span text:style-name="T97_24">êxito</text:span><text:span text:style-name="T97_25">&gt;</text:span></text:p>
          </table:table-cell>
        </table:table-row>
        <table:table-row table:style-name="Row16">
          <table:table-cell table:style-name="Cell39">
            <text:p text:style-name="P98"><text:span text:style-name="T98_1">Considerações</text:span><text:span text:style-name="T98_2"><text:s/></text:span><text:span text:style-name="T98_3">Especiais</text:span><text:span text:style-name="T98_4">:</text:span></text:p>
          </table:table-cell>
          <table:table-cell table:style-name="Cell40">
            <text:p text:style-name="P99"><text:span text:style-name="T99_1">&lt;</text:span><text:span text:style-name="T99_2">Descrever</text:span><text:span text:style-name="T99_3"><text:s/></text:span><text:span text:style-name="T99_4">considerações</text:span><text:span text:style-name="T99_5"><text:s/></text:span><text:span text:style-name="T99_6">especiais</text:span><text:span text:style-name="T99_7"><text:s/></text:span><text:span text:style-name="T99_8">como</text:span><text:span text:style-name="T99_9"><text:s/></text:span><text:span text:style-name="T99_10">recursos</text:span><text:span text:style-name="T99_11"><text:s/></text:span><text:span text:style-name="T99_12">de</text:span><text:span text:style-name="T99_13"><text:s/></text:span><text:span text:style-name="T99_14">ambiente</text:span><text:span text:style-name="T99_15"><text:s/></text:span><text:span text:style-name="T99_16">especiais</text:span><text:span text:style-name="T99_17"><text:s/></text:span><text:span text:style-name="T99_18">para</text:span><text:span text:style-name="T99_19"><text:s/></text:span><text:span text:style-name="T99_20">este</text:span><text:span text:style-name="T99_21"><text:s/></text:span><text:span text:style-name="T99_22">métodos</text:span><text:span text:style-name="T99_23"><text:s/></text:span><text:span text:style-name="T99_24">utilizado</text:span><text:span text:style-name="T99_25">&gt;</text:span></text:p>
          </table:table-cell>
        </table:table-row>
        <table:table-row table:style-name="Row17">
          <table:table-cell table:style-name="Cell41">
            <text:p text:style-name="P100"><text:span text:style-name="T100_1">Tempo</text:span></text:p>
          </table:table-cell>
          <table:table-cell table:style-name="Cell42">
            <text:p text:style-name="P101"><text:span text:style-name="T101_1">&lt;</text:span><text:span text:style-name="T101_2">Descrever</text:span><text:span text:style-name="T101_3"><text:s/></text:span><text:span text:style-name="T101_4">quando</text:span><text:span text:style-name="T101_5"><text:s/>(</text:span><text:span text:style-name="T101_6">período</text:span><text:span text:style-name="T101_7">)<text:s/></text:span><text:span text:style-name="T101_8">em</text:span><text:span text:style-name="T101_9"><text:s/></text:span><text:span text:style-name="T101_10">que</text:span><text:span text:style-name="T101_11"><text:s/></text:span><text:span text:style-name="T101_12">o</text:span><text:span text:style-name="T101_13"><text:s/></text:span><text:span text:style-name="T101_14">método</text:span><text:span text:style-name="T101_15"><text:s/></text:span><text:span text:style-name="T101_16">será</text:span><text:span text:style-name="T101_17"><text:s/></text:span><text:span text:style-name="T101_18">realizado</text:span><text:span text:style-name="T101_19">&gt;</text:span></text:p>
          </table:table-cell>
        </table:table-row>
        <table:table-row table:style-name="Row18">
          <table:table-cell table:style-name="Cell43">
            <text:p text:style-name="P102"><text:span text:style-name="T102_1">Materiais</text:span></text:p>
          </table:table-cell>
          <table:table-cell table:style-name="Cell44">
            <text:p text:style-name="P103"><text:span text:style-name="T103_1">&lt;</text:span><text:span text:style-name="T103_2">Anexar</text:span><text:span text:style-name="T103_3"><text:s/></text:span><text:span text:style-name="T103_4">ou</text:span><text:span text:style-name="T103_5"><text:s/></text:span><text:span text:style-name="T103_6">referenciar</text:span><text:span text:style-name="T103_7"><text:s/></text:span><text:span text:style-name="T103_8">aqui</text:span><text:span text:style-name="T103_9"><text:s/></text:span><text:span text:style-name="T103_10">os</text:span><text:span text:style-name="T103_11"><text:s/></text:span><text:span text:style-name="T103_12">materiais</text:span><text:span text:style-name="T103_13"><text:s/></text:span><text:span text:style-name="T103_14">adicionais</text:span><text:span text:style-name="T103_15"><text:s/></text:span><text:span text:style-name="T103_16">utilizados</text:span><text:span text:style-name="T103_17"><text:s/></text:span><text:span text:style-name="T103_18">para</text:span><text:span text:style-name="T103_19"><text:s/></text:span><text:span text:style-name="T103_20">realizar</text:span><text:span text:style-name="T103_21"><text:s/></text:span><text:span text:style-name="T103_22">este</text:span><text:span text:style-name="T103_23"><text:s/></text:span><text:span text:style-name="T103_24">método</text:span><text:span text:style-name="T103_25">.<text:s/></text:span><text:span text:style-name="T103_26">Ex</text:span><text:span text:style-name="T103_27">:<text:s/></text:span><text:span text:style-name="T103_28">planejamento</text:span><text:span text:style-name="T103_29"><text:s/></text:span><text:span text:style-name="T103_30">do</text:span><text:span text:style-name="T103_31"><text:s/></text:span><text:span text:style-name="T103_32">método</text:span><text:span text:style-name="T103_33"><text:s/></text:span><text:span text:style-name="T103_34">desenvolvido</text:span><text:span text:style-name="T103_35">,<text:s/></text:span><text:span text:style-name="T103_36">material</text:span><text:span text:style-name="T103_37"><text:s/></text:span><text:span text:style-name="T103_38">para</text:span><text:span text:style-name="T103_39"><text:s/></text:span><text:span text:style-name="T103_40">preparação</text:span><text:span text:style-name="T103_41"><text:s/></text:span><text:span text:style-name="T103_42">individual</text:span><text:span text:style-name="T103_43">&gt;</text:span></text:p>
          </table:table-cell>
        </table:table-row>
      </table:table>
      <text:p text:style-name="P104"/>
      <text:p text:style-name="P105"><text:bookmark-start text:name="h.1t3h5sf"/><text:bookmark-end text:name="h.1t3h5sf"/></text:p>
      <text:list text:style-name="LS1" xml:id="list7" text:continue-list="list0">
        <text:list-item>
          <text:h text:style-name="P106" text:outline-level="10"><text:bookmark-start text:name="h.vfeyztlm8s8w"/><text:bookmark-end text:name="h.vfeyztlm8s8w"/><text:span text:style-name="T106_1">Papéis</text:span><text:span text:style-name="T106_2"><text:s/></text:span><text:span text:style-name="T106_3">e</text:span><text:span text:style-name="T106_4"><text:s/></text:span><text:span text:style-name="T106_5">Responsabilidades</text:span></text:h>
        </text:list-item>
      </text:list>
      <text:p text:style-name="P107"/>
      <text:p text:style-name="P108"><text:span text:style-name="T108_1">&lt;</text:span><text:span text:style-name="T108_2">Descrever</text:span><text:span text:style-name="T108_3"><text:s/></text:span><text:span text:style-name="T108_4">papéis</text:span><text:span text:style-name="T108_5"><text:s/></text:span><text:span text:style-name="T108_6">e</text:span><text:span text:style-name="T108_7"><text:s/></text:span><text:span text:style-name="T108_8">responsabilidades</text:span><text:span text:style-name="T108_9"><text:s/></text:span><text:span text:style-name="T108_10">envolvidos</text:span><text:span text:style-name="T108_11"><text:s/></text:span><text:span text:style-name="T108_12">no</text:span><text:span text:style-name="T108_13"><text:s/></text:span><text:span text:style-name="T108_14">Processo</text:span><text:span text:style-name="T108_15"><text:s/></text:span><text:span text:style-name="T108_16">de</text:span><text:span text:style-name="T108_17"><text:s/></text:span><text:span text:style-name="T108_18">Verificação</text:span><text:span text:style-name="T108_19">/</text:span><text:span text:style-name="T108_20">Validação</text:span><text:span text:style-name="T108_21"><text:s/></text:span><text:span text:style-name="T108_22">da</text:span><text:span text:style-name="T108_23"><text:s/></text:span><text:span text:style-name="T108_24">Organização</text:span><text:span text:style-name="T108_25">&gt;.</text:span></text:p>
      <text:p text:style-name="P109"/>
      <table:table table:style-name="Table4">
        <table:table-column table:style-name="Column9"/>
        <table:table-column table:style-name="Column10"/>
        <table:table-column table:style-name="Column11"/>
        <table:table-row table:style-name="Row19">
          <table:table-cell table:style-name="Cell45">
            <text:p text:style-name="P110"><text:span text:style-name="T110_1">Nº</text:span></text:p>
          </table:table-cell>
          <table:table-cell table:style-name="Cell46">
            <text:p text:style-name="P111"><text:span text:style-name="T111_1">Função</text:span></text:p>
          </table:table-cell>
          <table:table-cell table:style-name="Cell47">
            <text:p text:style-name="P112"><text:span text:style-name="T112_1">Responsabilidade</text:span></text:p>
          </table:table-cell>
        </table:table-row>
        <table:table-row table:style-name="Row20">
          <table:table-cell table:style-name="Cell48">
            <text:list text:style-name="LS2" xml:id="list8">
              <text:list-item>
                <text:list>
                  <text:list-item>
                    <text:p text:style-name="P113"/>
                  </text:list-item>
                </text:list>
              </text:list-item>
            </text:list>
          </table:table-cell>
          <table:table-cell table:style-name="Cell49">
            <text:p text:style-name="P114"><text:span text:style-name="T114_1">Gerente</text:span><text:span text:style-name="T114_2"><text:s/></text:span><text:span text:style-name="T114_3">de</text:span><text:span text:style-name="T114_4"><text:s/></text:span><text:span text:style-name="T114_5">Projeto</text:span></text:p>
          </table:table-cell>
          <table:table-cell table:style-name="Cell50">
            <text:p text:style-name="P115"><text:span text:style-name="T115_1">&lt;</text:span><text:span text:style-name="T115_2">Definir</text:span><text:span text:style-name="T115_3"><text:s/></text:span><text:span text:style-name="T115_4">responsabilidade</text:span><text:span text:style-name="T115_5">&gt;</text:span></text:p>
          </table:table-cell>
        </table:table-row>
        <table:table-row table:style-name="Row21">
          <table:table-cell table:style-name="Cell51">
            <text:list text:style-name="LS2" xml:id="list9" text:continue-list="list8">
              <text:list-item>
                <text:list>
                  <text:list-item>
                    <text:p text:style-name="P116"/>
                  </text:list-item>
                </text:list>
              </text:list-item>
            </text:list>
          </table:table-cell>
          <table:table-cell table:style-name="Cell52">
            <text:p text:style-name="P117"><text:span text:style-name="T117_1">Líder</text:span><text:span text:style-name="T117_2"><text:s/></text:span><text:span text:style-name="T117_3">de</text:span><text:span text:style-name="T117_4"><text:s/></text:span><text:span text:style-name="T117_5">Testes</text:span></text:p>
          </table:table-cell>
          <table:table-cell table:style-name="Cell53">
            <text:p text:style-name="P118"><text:span text:style-name="T118_1">&lt;</text:span><text:span text:style-name="T118_2">Definir</text:span><text:span text:style-name="T118_3"><text:s/></text:span><text:span text:style-name="T118_4">responsabilidade</text:span><text:span text:style-name="T118_5">&gt;</text:span></text:p>
          </table:table-cell>
        </table:table-row>
        <table:table-row table:style-name="Row22">
          <table:table-cell table:style-name="Cell54">
            <text:list text:style-name="LS2" xml:id="list10" text:continue-list="list8">
              <text:list-item>
                <text:list>
                  <text:list-item>
                    <text:p text:style-name="P119"/>
                  </text:list-item>
                </text:list>
              </text:list-item>
            </text:list>
          </table:table-cell>
          <table:table-cell table:style-name="Cell55">
            <text:p text:style-name="P120"><text:span text:style-name="T120_1">Analista</text:span><text:span text:style-name="T120_2"><text:s/></text:span><text:span text:style-name="T120_3">de</text:span><text:span text:style-name="T120_4"><text:s/></text:span><text:span text:style-name="T120_5">Testes</text:span></text:p>
          </table:table-cell>
          <table:table-cell table:style-name="Cell56">
            <text:p text:style-name="P121"><text:span text:style-name="T121_1">&lt;</text:span><text:span text:style-name="T121_2">Definir</text:span><text:span text:style-name="T121_3"><text:s/></text:span><text:span text:style-name="T121_4">responsabilidade</text:span><text:span text:style-name="T121_5">&gt;</text:span></text:p>
          </table:table-cell>
        </table:table-row>
        <table:table-row table:style-name="Row23">
          <table:table-cell table:style-name="Cell57">
            <text:list text:style-name="LS2" xml:id="list11" text:continue-list="list8">
              <text:list-item>
                <text:list>
                  <text:list-item>
                    <text:p text:style-name="P122"/>
                  </text:list-item>
                </text:list>
              </text:list-item>
            </text:list>
          </table:table-cell>
          <table:table-cell table:style-name="Cell58">
            <text:p text:style-name="P123"><text:span text:style-name="T123_1">Analista</text:span><text:span text:style-name="T123_2"><text:s/></text:span><text:span text:style-name="T123_3">de</text:span><text:span text:style-name="T123_4"><text:s/></text:span><text:span text:style-name="T123_5">Testes</text:span></text:p>
          </table:table-cell>
          <table:table-cell table:style-name="Cell59">
            <text:p text:style-name="P124"><text:span text:style-name="T124_1">&lt;</text:span><text:span text:style-name="T124_2">Definir</text:span><text:span text:style-name="T124_3"><text:s/></text:span><text:span text:style-name="T124_4">responsabilidade</text:span><text:span text:style-name="T124_5">&gt;</text:span></text:p>
          </table:table-cell>
        </table:table-row>
      </table:table>
      <text:p text:style-name="P125"><text:bookmark-start text:name="h.4d34og8"/><text:bookmark-end text:name="h.4d34og8"/></text:p>
      <text:list text:style-name="LS1" xml:id="list12" text:continue-list="list0">
        <text:list-item>
          <text:h text:style-name="P126" text:outline-level="10"><text:bookmark-start text:name="h.a1h1b0ybpbwd"/><text:bookmark-end text:name="h.a1h1b0ybpbwd"/><text:span text:style-name="T126_1">Materiais</text:span><text:span text:style-name="T126_2"><text:s/></text:span><text:span text:style-name="T126_3">de</text:span><text:span text:style-name="T126_4"><text:s/></text:span><text:span text:style-name="T126_5">Apoio</text:span></text:h>
        </text:list-item>
      </text:list>
      <text:p text:style-name="P127"><text:span text:style-name="T127_1">&lt;</text:span><text:span text:style-name="T127_2">Descrever</text:span><text:span text:style-name="T127_3"><text:s/></text:span><text:span text:style-name="T127_4">detalhadamente</text:span><text:span text:style-name="T127_5"><text:s/></text:span><text:span text:style-name="T127_6">quais</text:span><text:span text:style-name="T127_7"><text:s/></text:span><text:span text:style-name="T127_8">os</text:span><text:span text:style-name="T127_9"><text:s/></text:span><text:span text:style-name="T127_10">Materiais</text:span><text:span text:style-name="T127_11"><text:s/></text:span><text:span text:style-name="T127_12">serão</text:span><text:span text:style-name="T127_13"><text:s/></text:span><text:span text:style-name="T127_14">usados</text:span><text:span text:style-name="T127_15"><text:s/></text:span><text:span text:style-name="T127_16">como</text:span><text:span text:style-name="T127_17"><text:s/></text:span><text:span text:style-name="T127_18">apoio</text:span><text:span text:style-name="T127_19"><text:s/></text:span><text:span text:style-name="T127_20">para</text:span><text:span text:style-name="T127_21"><text:s/></text:span><text:span text:style-name="T127_22">a</text:span><text:span text:style-name="T127_23"><text:s/></text:span><text:span text:style-name="T127_24">execução</text:span><text:span text:style-name="T127_25"><text:s/></text:span><text:span text:style-name="T127_26">de</text:span><text:span text:style-name="T127_27"><text:s/></text:span><text:span text:style-name="T127_28">cada</text:span><text:span text:style-name="T127_29"><text:s/></text:span><text:span text:style-name="T127_30">método</text:span><text:span text:style-name="T127_31">&gt;</text:span></text:p>
      <text:list text:style-name="LS1" xml:id="list13" text:continue-list="list0">
        <text:list-item>
          <text:h text:style-name="P128" text:outline-level="10"><text:bookmark-start text:name="h.lg4bb5gbwnhn"/><text:bookmark-end text:name="h.lg4bb5gbwnhn"/><text:span text:style-name="T128_1">Cronograma</text:span></text:h>
        </text:list-item>
      </text:list>
      <text:p text:style-name="P129"><text:span text:style-name="T129_1">&lt;</text:span><text:span text:style-name="T129_2">Colocar</text:span><text:span text:style-name="T129_3"><text:s/></text:span><text:span text:style-name="T129_4">aqui</text:span><text:span text:style-name="T129_5"><text:s/></text:span><text:span text:style-name="T129_6">o</text:span><text:span text:style-name="T129_7"><text:s/></text:span><text:span text:style-name="T129_8">cronograma</text:span><text:span text:style-name="T129_9"><text:s/></text:span><text:span text:style-name="T129_10">com</text:span><text:span text:style-name="T129_11"><text:s/></text:span><text:span text:style-name="T129_12">as</text:span><text:span text:style-name="T129_13"><text:s/></text:span><text:span text:style-name="T129_14">atividades</text:span><text:span text:style-name="T129_15"><text:s/></text:span><text:span text:style-name="T129_16">de</text:span><text:span text:style-name="T129_17"><text:s/></text:span><text:span text:style-name="T129_18">V</text:span><text:span text:style-name="T129_19">&amp;</text:span><text:span text:style-name="T129_20">V</text:span><text:span text:style-name="T129_21"><text:s/></text:span><text:span text:style-name="T129_22">em</text:span><text:span text:style-name="T129_23"><text:s/></text:span><text:span text:style-name="T129_24">suas</text:span><text:span text:style-name="T129_25"><text:s/></text:span><text:span text:style-name="T129_26">respectivas</text:span><text:span text:style-name="T129_27"><text:s/></text:span><text:span text:style-name="T129_28">datas</text:span><text:span text:style-name="T129_29">.<text:s/></text:span><text:span text:style-name="T129_30">Pode</text:span><text:span text:style-name="T129_31">-</text:span><text:span text:style-name="T129_32">se</text:span><text:span text:style-name="T129_33"><text:s/></text:span><text:span text:style-name="T129_34">fazer</text:span><text:span text:style-name="T129_35"><text:s/></text:span><text:span text:style-name="T129_36">um</text:span><text:span text:style-name="T129_37"><text:s/></text:span><text:span text:style-name="T129_38">documento</text:span><text:span text:style-name="T129_39"><text:s/></text:span><text:span text:style-name="T129_40">a</text:span><text:span text:style-name="T129_41"><text:s/></text:span><text:span text:style-name="T129_42">parte</text:span><text:span text:style-name="T129_43"><text:s/></text:span><text:span text:style-name="T129_44">e</text:span><text:span text:style-name="T129_45"><text:s/></text:span><text:span text:style-name="T129_46">anexar</text:span><text:span text:style-name="T129_47"><text:s/></text:span><text:span text:style-name="T129_48">nesta</text:span><text:span text:style-name="T129_49"><text:s/></text:span><text:span text:style-name="T129_50">seção</text:span><text:span text:style-name="T129_51">.&gt;</text:span><text:span text:style-name="T129_52"><text:tab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fo:color="#000000" style:font-name="Arial" style:font-name-asian="Arial" style:font-name-complex="Arial" fo:font-weight="bold" style:font-weight-asian="bold" style:font-weight-complex="bold"/>
    </style:style>
    <style:style style:name="List1Level1" style:family="text">
      <style:text-properties fo:color="#00b050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fo:color="#000000" style:font-name="Arial" style:font-name-asian="Arial" style:font-name-complex="Arial" fo:font-weight="bold" style:font-weight-asian="bold" style:font-weight-complex="bold"/>
      </text:list-level-style-number>
      <text:list-level-style-number style:num-format="1" text:display-levels="2" text:style-name="List1Level1" text:level="2">
        <style:list-level-properties text:space-before="1.905cm" text:min-label-width="-0.635cm" fo:text-align="start"/>
        <style:text-properties fo:color="#00b050"/>
      </text:list-level-style-number>
      <text:list-level-style-number style:num-format="1" text:display-levels="3" text:style-name="List1Level2" text:level="3">
        <style:list-level-properties text:space-before="3.492cm" text:min-label-width="-1.588cm" fo:text-align="start"/>
      </text:list-level-style-number>
      <text:list-level-style-number style:num-format="1" text:display-levels="4" text:style-name="List1Level3" text:level="4">
        <style:list-level-properties text:space-before="4.445cm" text:min-label-width="-1.905cm" fo:text-align="start"/>
      </text:list-level-style-number>
      <text:list-level-style-number style:num-format="1" text:display-levels="5" text:style-name="List1Level4" text:level="5">
        <style:list-level-properties text:space-before="5.715cm" text:min-label-width="-3.175cm" fo:text-align="start"/>
      </text:list-level-style-number>
      <text:list-level-style-number style:num-format="1" text:display-levels="6" text:style-name="List1Level5" text:level="6">
        <style:list-level-properties text:space-before="7.302cm" text:min-label-width="-4.128cm" fo:text-align="start"/>
      </text:list-level-style-number>
      <text:list-level-style-number style:num-format="1" text:display-levels="7" text:style-name="List1Level6" text:level="7">
        <style:list-level-properties text:space-before="8.255cm" text:min-label-width="-5.08cm" fo:text-align="start"/>
      </text:list-level-style-number>
      <text:list-level-style-number style:num-format="1" text:display-levels="8" text:style-name="List1Level7" text:level="8">
        <style:list-level-properties text:space-before="9.525cm" text:min-label-width="-5.715cm" fo:text-align="start"/>
      </text:list-level-style-number>
      <text:list-level-style-number style:num-format="1" text:display-levels="9" text:style-name="List1Level8" text:level="9">
        <style:list-level-properties text:space-before="11.112cm" text:min-label-width="-7.302cm" fo:text-align="start"/>
      </text:list-level-style-number>
    </text:list-style>
    <style:style style:name="List2Level0" style:family="text">
      <style:text-properties style:font-name="Arial" style:font-name-asian="Arial" style:font-name-complex="Arial"/>
    </style:style>
    <style:style style:name="List2Level2" style:family="text">
      <style:text-properties style:font-name="Arial" style:font-name-asian="Arial" style:font-name-complex="Arial"/>
    </style:style>
    <style:style style:name="List2Level3" style:family="text">
      <style:text-properties style:font-name="Arial" style:font-name-asian="Arial" style:font-name-complex="Arial"/>
    </style:style>
    <style:style style:name="List2Level5" style:family="text">
      <style:text-properties style:font-name="Arial" style:font-name-asian="Arial" style:font-name-complex="Arial"/>
    </style:style>
    <style:style style:name="List2Level6" style:family="text">
      <style:text-properties style:font-name="Arial" style:font-name-asian="Arial" style:font-name-complex="Arial"/>
    </style:style>
    <style:style style:name="List2Level7" style:family="text">
      <style:text-properties style:font-name="Arial" style:font-name-asian="Arial" style:font-name-complex="Arial"/>
    </style:style>
    <style:style style:name="List2Level8" style:family="text">
      <style:text-properties style:font-name="Arial" style:font-name-asian="Arial" style:font-name-complex="Arial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number style:num-format="1" text:style-name="List2Level1" style:num-suffix="." text:level="2">
        <style:list-level-properties text:space-before="1.905cm" text:min-label-width="0.635cm" fo:text-align="start"/>
      </text:list-level-style-number>
      <text:list-level-style-bullet text:bullet-char="●" text:style-name="List2Level2" text:level="3">
        <style:list-level-properties text:space-before="3.49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number style:num-format="1" text:style-name="List2Level4" style:num-suffix="." text:level="5">
        <style:list-level-properties text:space-before="5.715cm" text:min-label-width="0.635cm" fo:text-align="start"/>
      </text:list-level-style-number>
      <text:list-level-style-bullet text:bullet-char="▪" text:style-name="List2Level5" text:level="6">
        <style:list-level-properties text:space-before="7.30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2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2Level8" text:level="9">
        <style:list-level-properties text:space-before="11.112cm" text:min-label-width="0.318cm" fo:text-align="start"/>
        <style:text-properties style:font-name="Arial" style:font-name-asian="Arial" style:font-name-complex="Aria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51cm" fo:margin-bottom="1.251cm" style:dynamic-spacing="true"/>
      </style:header-style>
      <style:footer-style>
        <style:header-footer-properties fo:min-height="1.251cm" fo:margin-top="1.2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fo:margin-top="1.143cm" fo:margin-bottom="0cm" fo:orphans="2" fo:widows="2" style:writing-mode="lr-tb"/>
    </style:style>
    <style:style style:name="P2" style:family="paragraph" style:parent-style-name="Standard">
      <style:paragraph-properties fo:break-before="auto" fo:line-height="100%" fo:margin-top="0cm" fo:margin-bottom="1.143cm" fo:orphans="2" fo:widows="2" style:writing-mode="lr-tb"/>
    </style:style>
    <style:style style:name="P3" style:family="paragraph" style:parent-style-name="Standard">
      <style:paragraph-properties fo:text-align="right" fo:break-before="auto" fo:line-height="100%" fo:margin-top="1.143cm" fo:orphans="2" fo:widows="2" style:writing-mode="lr-tb"/>
    </style:style>
    <style:style style:name="P4" style:family="paragraph" style:parent-style-name="Standard">
      <style:paragraph-properties fo:text-align="center" fo:break-before="auto" fo:line-height="100%" fo:margin-top="0cm" fo:margin-bottom="0cm" fo:orphans="2" fo:widows="2" style:writing-mode="lr-tb"/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left" style:width="16.002cm" fo:margin-left="-0.19cm"/>
    </style:style>
    <style:style style:name="Column1" style:family="table-column">
      <style:table-column-properties style:column-width="14.002cm"/>
    </style:style>
    <style:style style:name="Column2" style:family="table-column">
      <style:table-column-properties style:column-width="2cm"/>
    </style:style>
    <style:style style:name="Row1" style:family="table-row"/>
    <style:style style:name="Cell1" style:family="table-cell">
      <style:table-cell-properties fo:background-color="#ffffff" style:vertical-align="top" fo:border-top="#000000 0.018cm solid" fo:border-bottom="#000000 0.009cm solid" fo:padding-left="0.19cm" fo:border-left="#000000 0.009cm solid" fo:padding-right="0.19cm" fo:border-right="#000000 0.009cm solid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2.619cm"/>
        </style:tab-stops>
      </style:paragraph-properties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bottom="1.143cm" fo:margin-left="0cm" fo:margin-right="0cm" fo:orphans="2" fo:widows="2" style:writing-mode="lr-tb">
        <style:tab-stops>
          <style:tab-stop style:type="center" style:leader-style="none" style:position="7.795cm"/>
          <style:tab-stop style:type="right" style:leader-style="none" style:position="15.589cm"/>
        </style:tab-stops>
      </style:paragraph-properties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" style:family="table-cell">
      <style:table-cell-properties fo:background-color="#ffffff" style:vertical-align="top" fo:border-top="#000000 0.018cm solid" fo:border-bottom="#000000 0.009cm solid" fo:padding-left="0.19cm" fo:border-left="#000000 0.009cm solid" fo:padding-right="0.19cm" fo:border-right="#000000 0.009cm solid"/>
    </style:style>
    <style:style style:name="P8" style:family="paragraph" style:parent-style-name="Standard">
      <style:paragraph-properties fo:text-align="right" fo:break-before="auto" fo:text-indent="0cm" fo:line-height="100%" fo:margin-top="0cm" fo:margin-bottom="1.143cm" fo:margin-left="0cm" fo:margin-right="0cm" fo:orphans="2" fo:widows="2" style:writing-mode="lr-tb">
        <style:tab-stops>
          <style:tab-stop style:type="center" style:leader-style="none" style:position="7.795cm"/>
          <style:tab-stop style:type="right" style:leader-style="none" style:position="15.589cm"/>
        </style:tab-stops>
      </style:paragraph-properties>
    </style:style>
    <style:style style:name="T8_1" style:family="text">
      <style:text-properties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8_5" style:family="text">
      <style:text-properties style:font-name="Times New Roman" fo:font-size="8pt" style:font-name-asian="Times New Roman" style:font-size-asian="8pt" style:font-name-complex="Times New Roman" style:font-size-complex="8pt" fo:font-weight="normal" style:font-weight-asian="normal" style:font-weight-complex="normal"/>
    </style:style>
    <style:style style:name="P9" style:family="paragraph" style:parent-style-name="Standard">
      <style:paragraph-properties fo:break-before="auto" fo:line-height="100%" fo:margin-top="0cm" fo:margin-bottom="1.143cm" fo:orphans="2" fo:widows="2" style:writing-mode="lr-tb">
        <style:tab-stops>
          <style:tab-stop style:type="center" style:leader-style="none" style:position="7.795cm"/>
          <style:tab-stop style:type="right" style:leader-style="none" style:position="15.589cm"/>
        </style:tab-stops>
      </style:paragraph-properties>
    </style:style>
    <style:style style:name="P10" style:family="paragraph" style:parent-style-name="Standard">
      <style:paragraph-properties fo:break-before="auto" fo:line-height="100%" fo:margin-top="0cm" fo:margin-bottom="1.143cm" fo:orphans="2" fo:widows="2" style:writing-mode="lr-tb">
        <style:tab-stops>
          <style:tab-stop style:type="center" style:leader-style="none" style:position="7.955cm"/>
          <style:tab-stop style:type="right" style:leader-style="none" style:position="15.91cm"/>
        </style:tab-stops>
      </style:paragraph-properties>
      <style:text-properties fo:color="#80808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</office:automatic-styles>
  <office:master-styles>
    <style:master-page style:name="Standard" style:page-layout-name="pm1" style:next-style-name="MasterPageNext0">
      <style:header>
        <text:p text:style-name="P1"/>
      </style:header>
      <style:footer>
        <text:p text:style-name="P2"/>
      </style:footer>
    </style:master-page>
    <style:master-page style:name="MasterPageNext0" style:page-layout-name="pm1">
      <style:header>
        <text:p text:style-name="P3"/>
        <text:p text:style-name="P4"/>
      </style:header>
      <style:footer>
        <text:p text:style-name="P5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6"><text:span text:style-name="T6_1">Plano</text:span><text:span text:style-name="T6_2"><text:s/></text:span><text:span text:style-name="T6_3">de</text:span><text:span text:style-name="T6_4"><text:s/></text:span><text:span text:style-name="T6_5">Verificação</text:span><text:span text:style-name="T6_6">/</text:span><text:span text:style-name="T6_7">Validação</text:span></text:p>
              <text:p text:style-name="P7"><text:span text:style-name="T7_1">Última</text:span><text:span text:style-name="T7_2"><text:s/></text:span><text:span text:style-name="T7_3">atualização</text:span><text:span text:style-name="T7_4">:<text:s/></text:span><text:span text:style-name="T7_5">Data</text:span><text:span text:style-name="T7_6">/</text:span><text:span text:style-name="T7_7">Hora</text:span><text:span text:style-name="T7_8"><text:s/></text:span></text:p>
            </table:table-cell>
            <table:table-cell table:style-name="Cell2">
              <text:p text:style-name="P8"><text:span text:style-name="T8_1"><text:page-number text:select-page="current"/></text:span><text:span text:style-name="T8_2"><text:s/></text:span><text:span text:style-name="T8_3">de</text:span><text:span text:style-name="T8_4"><text:s/></text:span><text:span text:style-name="T8_5"><text:page-count/></text:span></text:p>
            </table:table-cell>
          </table:table-row>
        </table:table>
        <text:p text:style-name="P9"/>
        <text:p text:style-name="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